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3" table:default-cell-style-name="Default"/>
        <table:table-row table:style-name="ro1">
          <table:table-cell/>
          <table:table-cell table:style-name="ce1" office:value-type="string" calcext:value-type="string">
            <text:p>inputs to the system</text:p>
          </table:table-cell>
          <table:table-cell table:number-columns-repeated="3"/>
          <table:table-cell office:value-type="string" calcext:value-type="string">
            <text:p>desired outputs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" office:value-type="string" calcext:value-type="string">
            <text:p>Weights 1</text:p>
          </table:table-cell>
          <table:table-cell table:number-columns-repeated="31"/>
        </table:table-row>
        <table:table-row table:style-name="ro1">
          <table:table-cell/>
          <table:table-cell table:formula="of:=(RAND()-0.5)*[.$H$8]" office:value-type="float" office:value="0.393979539341713" calcext:value-type="float">
            <text:p>0.3939795393</text:p>
          </table:table-cell>
          <table:table-cell table:formula="of:=(RAND()-0.5)*[.$H$8]" office:value-type="float" office:value="0.395580541838341" calcext:value-type="float">
            <text:p>0.3955805418</text:p>
          </table:table-cell>
          <table:table-cell table:formula="of:=(RAND()-0.5)*[.$H$8]" office:value-type="float" office:value="0.445516200512682" calcext:value-type="float">
            <text:p>0.4455162005</text:p>
          </table:table-cell>
          <table:table-cell table:formula="of:=(RAND()-0.5)*[.$H$8]" office:value-type="float" office:value="0.903221795034068" calcext:value-type="float">
            <text:p>0.903221795</text:p>
          </table:table-cell>
          <table:table-cell/>
          <table:table-cell office:value-type="string" calcext:value-type="string">
            <text:p>Var = 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number-columns-repeated="25"/>
        </table:table-row>
        <table:table-row table:style-name="ro1">
          <table:table-cell/>
          <table:table-cell table:formula="of:=(RAND()-0.5)*[.$H$8]" office:value-type="float" office:value="0.273156518950916" calcext:value-type="float">
            <text:p>0.273156519</text:p>
          </table:table-cell>
          <table:table-cell table:formula="of:=(RAND()-0.5)*[.$H$8]" office:value-type="float" office:value="0.416313267171265" calcext:value-type="float">
            <text:p>0.4163132672</text:p>
          </table:table-cell>
          <table:table-cell table:formula="of:=(RAND()-0.5)*[.$H$8]" office:value-type="float" office:value="0.106123877653481" calcext:value-type="float">
            <text:p>0.1061238777</text:p>
          </table:table-cell>
          <table:table-cell table:formula="of:=(RAND()-0.5)*[.$H$8]" office:value-type="float" office:value="-0.604606728383167" calcext:value-type="float">
            <text:p>-0.6046067284</text:p>
          </table:table-cell>
          <table:table-cell/>
          <table:table-cell office:value-type="string" calcext:value-type="string">
            <text:p>desired Var = </text:p>
          </table:table-cell>
          <table:table-cell table:formula="of:=2/(3+4)" office:value-type="float" office:value="0.285714285714286" calcext:value-type="float">
            <text:p>0.2857142857</text:p>
          </table:table-cell>
          <table:table-cell table:number-columns-repeated="25"/>
        </table:table-row>
        <table:table-row table:style-name="ro1">
          <table:table-cell/>
          <table:table-cell table:formula="of:=(RAND()-0.5)*[.$H$8]" office:value-type="float" office:value="-0.568070705625212" calcext:value-type="float">
            <text:p>-0.5680707056</text:p>
          </table:table-cell>
          <table:table-cell table:formula="of:=(RAND()-0.5)*[.$H$8]" office:value-type="float" office:value="-0.191672203289121" calcext:value-type="float">
            <text:p>-0.1916722033</text:p>
          </table:table-cell>
          <table:table-cell table:formula="of:=(RAND()-0.5)*[.$H$8]" office:value-type="float" office:value="-0.433920118000119" calcext:value-type="float">
            <text:p>-0.433920118</text:p>
          </table:table-cell>
          <table:table-cell table:formula="of:=(RAND()-0.5)*[.$H$8]" office:value-type="float" office:value="-0.370328720579262" calcext:value-type="float">
            <text:p>-0.3703287206</text:p>
          </table:table-cell>
          <table:table-cell/>
          <table:table-cell office:value-type="string" calcext:value-type="string">
            <text:p>Adjustment = </text:p>
          </table:table-cell>
          <table:table-cell table:formula="of:=SQRT([.H7]/[.H6])" office:value-type="float" office:value="1.8516401995451" calcext:value-type="float">
            <text:p>1.8516401995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string" calcext:value-type="string">
            <text:p>VARIANCE OF LAYER 2</text:p>
          </table:table-cell>
          <table:table-cell table:number-columns-repeated="12"/>
          <table:table-cell office:value-type="string" calcext:value-type="string">
            <text:p>VARIANCE OF LAYER 3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Desired:</text:p>
          </table:table-cell>
          <table:table-cell table:formula="of:=[.H16]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Desired:</text:p>
          </table:table-cell>
          <table:table-cell table:formula="of:=[.H25]" office:value-type="float" office:value="0.333333333333333" calcext:value-type="float">
            <text:p>0.33333333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ctivations 1</text:p>
          </table:table-cell>
          <table:table-cell table:number-columns-repeated="11"/>
          <table:table-cell office:value-type="string" calcext:value-type="string">
            <text:p>Actual:</text:p>
          </table:table-cell>
          <table:table-cell table:formula="of:=VAR([.K17:.T54])" office:value-type="float" office:value="0.248431024648199" calcext:value-type="float">
            <text:p>0.2484310246</text:p>
          </table:table-cell>
          <table:table-cell table:number-columns-repeated="11"/>
          <table:table-cell office:value-type="string" calcext:value-type="string">
            <text:p>Actual:</text:p>
          </table:table-cell>
          <table:table-cell table:formula="of:=VAR([.X17:.AG54])" office:value-type="float" office:value="0.313320651771677" calcext:value-type="float">
            <text:p>0.3133206518</text:p>
          </table:table-cell>
          <table:table-cell table:number-columns-repeated="5"/>
        </table:table-row>
        <table:table-row table:style-name="ro1">
          <table:table-cell/>
          <table:table-cell table:formula="of:=MMULT([.$B$3:.$D$3];[.B6:.B8])" office:value-type="float" office:value="1.03935792991096" calcext:value-type="float">
            <text:p>1.0393579299</text:p>
          </table:table-cell>
          <table:table-cell table:formula="of:=MMULT([.$B$3:.$D$3];[.C6:.C8])" office:value-type="float" office:value="1.84842868190136" calcext:value-type="float">
            <text:p>1.8484286819</text:p>
          </table:table-cell>
          <table:table-cell table:formula="of:=MMULT([.$B$3:.$D$3];[.D6:.D8])" office:value-type="float" office:value="0.775483915985688" calcext:value-type="float">
            <text:p>0.775483916</text:p>
          </table:table-cell>
          <table:table-cell table:formula="of:=MMULT([.$B$3:.$D$3];[.E6:.E8])" office:value-type="float" office:value="-0.377705315660627" calcext:value-type="float">
            <text:p>-0.3777053157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" office:value-type="string" calcext:value-type="string">
            <text:p>Weights 2</text:p>
          </table:table-cell>
          <table:table-cell table:number-columns-repeated="31"/>
        </table:table-row>
        <table:table-row table:style-name="ro1">
          <table:table-cell/>
          <table:table-cell table:formula="of:=(RAND()-0.5)*[.$H$17]" office:value-type="float" office:value="-0.216398354950954" calcext:value-type="float">
            <text:p>-0.216398355</text:p>
          </table:table-cell>
          <table:table-cell table:formula="of:=(RAND()-0.5)*[.$H$17]" office:value-type="float" office:value="-0.419592903572226" calcext:value-type="float">
            <text:p>-0.4195929036</text:p>
          </table:table-cell>
          <table:table-cell table:formula="of:=(RAND()-0.5)*[.$H$17]" office:value-type="float" office:value="-0.735521488522004" calcext:value-type="float">
            <text:p>-0.7355214885</text:p>
          </table:table-cell>
          <table:table-cell table:formula="of:=(RAND()-0.5)*[.$H$17]" office:value-type="float" office:value="-0.673831448388133" calcext:value-type="float">
            <text:p>-0.6738314484</text:p>
          </table:table-cell>
          <table:table-cell/>
          <table:table-cell office:value-type="string" calcext:value-type="string">
            <text:p>Var = 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number-columns-repeated="25"/>
        </table:table-row>
        <table:table-row table:style-name="ro1">
          <table:table-cell/>
          <table:table-cell table:formula="of:=(RAND()-0.5)*[.$H$17]" office:value-type="float" office:value="-0.571937533792869" calcext:value-type="float">
            <text:p>-0.5719375338</text:p>
          </table:table-cell>
          <table:table-cell table:formula="of:=(RAND()-0.5)*[.$H$17]" office:value-type="float" office:value="-0.274237745781059" calcext:value-type="float">
            <text:p>-0.2742377458</text:p>
          </table:table-cell>
          <table:table-cell table:formula="of:=(RAND()-0.5)*[.$H$17]" office:value-type="float" office:value="-0.00706543239195947" calcext:value-type="float">
            <text:p>-0.0070654324</text:p>
          </table:table-cell>
          <table:table-cell table:formula="of:=(RAND()-0.5)*[.$H$17]" office:value-type="float" office:value="-0.731358379012767" calcext:value-type="float">
            <text:p>-0.731358379</text:p>
          </table:table-cell>
          <table:table-cell/>
          <table:table-cell office:value-type="string" calcext:value-type="string">
            <text:p>desired Var = </text:p>
          </table:table-cell>
          <table:table-cell table:formula="of:=2/(4+4)" office:value-type="float" office:value="0.25" calcext:value-type="float">
            <text:p>0.25</text:p>
          </table:table-cell>
          <table:table-cell table:number-columns-repeated="25"/>
        </table:table-row>
        <table:table-row table:style-name="ro1">
          <table:table-cell/>
          <table:table-cell table:formula="of:=(RAND()-0.5)*[.$H$17]" office:value-type="float" office:value="-0.05947424295118" calcext:value-type="float">
            <text:p>-0.059474243</text:p>
          </table:table-cell>
          <table:table-cell table:formula="of:=(RAND()-0.5)*[.$H$17]" office:value-type="float" office:value="-0.507825082191736" calcext:value-type="float">
            <text:p>-0.5078250822</text:p>
          </table:table-cell>
          <table:table-cell table:formula="of:=(RAND()-0.5)*[.$H$17]" office:value-type="float" office:value="-0.58820756258025" calcext:value-type="float">
            <text:p>-0.5882075626</text:p>
          </table:table-cell>
          <table:table-cell table:formula="of:=(RAND()-0.5)*[.$H$17]" office:value-type="float" office:value="0.234596954376444" calcext:value-type="float">
            <text:p>0.2345969544</text:p>
          </table:table-cell>
          <table:table-cell/>
          <table:table-cell office:value-type="string" calcext:value-type="string">
            <text:p>Adjustment = </text:p>
          </table:table-cell>
          <table:table-cell table:formula="of:=SQRT([.H16]/[.H15])" office:value-type="float" office:value="1.73205080756888" calcext:value-type="float">
            <text:p>1.7320508076</text:p>
          </table:table-cell>
          <table:table-cell table:number-columns-repeated="2"/>
          <table:table-cell table:formula="of:=(RAND()-0.5)*[.$H$17]" office:value-type="float" office:value="0.81836008922621" calcext:value-type="float">
            <text:p>0.8183600892</text:p>
          </table:table-cell>
          <table:table-cell table:formula="of:=(RAND()-0.5)*[.$H$17]" office:value-type="float" office:value="0.481046449086891" calcext:value-type="float">
            <text:p>0.4810464491</text:p>
          </table:table-cell>
          <table:table-cell table:formula="of:=(RAND()-0.5)*[.$H$17]" office:value-type="float" office:value="-0.136359127046307" calcext:value-type="float">
            <text:p>-0.136359127</text:p>
          </table:table-cell>
          <table:table-cell table:formula="of:=(RAND()-0.5)*[.$H$17]" office:value-type="float" office:value="-0.464708177409449" calcext:value-type="float">
            <text:p>-0.4647081774</text:p>
          </table:table-cell>
          <table:table-cell table:formula="of:=(RAND()-0.5)*[.$H$17]" office:value-type="float" office:value="0.387130441308732" calcext:value-type="float">
            <text:p>0.3871304413</text:p>
          </table:table-cell>
          <table:table-cell table:formula="of:=(RAND()-0.5)*[.$H$17]" office:value-type="float" office:value="-0.569450103969314" calcext:value-type="float">
            <text:p>-0.569450104</text:p>
          </table:table-cell>
          <table:table-cell table:formula="of:=(RAND()-0.5)*[.$H$17]" office:value-type="float" office:value="0.388461657550843" calcext:value-type="float">
            <text:p>0.3884616576</text:p>
          </table:table-cell>
          <table:table-cell table:formula="of:=(RAND()-0.5)*[.$H$17]" office:value-type="float" office:value="-0.182790808040969" calcext:value-type="float">
            <text:p>-0.182790808</text:p>
          </table:table-cell>
          <table:table-cell table:formula="of:=(RAND()-0.5)*[.$H$17]" office:value-type="float" office:value="0.644924490019716" calcext:value-type="float">
            <text:p>0.64492449</text:p>
          </table:table-cell>
          <table:table-cell table:formula="of:=(RAND()-0.5)*[.$H$17]" office:value-type="float" office:value="-0.415729431724803" calcext:value-type="float">
            <text:p>-0.4157294317</text:p>
          </table:table-cell>
          <table:table-cell table:number-columns-repeated="3"/>
          <table:table-cell table:formula="of:=(RAND()-0.5)*[.$H$26]" office:value-type="float" office:value="0.379322764208814" calcext:value-type="float">
            <text:p>0.3793227642</text:p>
          </table:table-cell>
          <table:table-cell table:formula="of:=(RAND()-0.5)*[.$H$26]" office:value-type="float" office:value="0.65128983179704" calcext:value-type="float">
            <text:p>0.6512898318</text:p>
          </table:table-cell>
          <table:table-cell table:formula="of:=(RAND()-0.5)*[.$H$26]" office:value-type="float" office:value="0.976154389794305" calcext:value-type="float">
            <text:p>0.9761543898</text:p>
          </table:table-cell>
          <table:table-cell table:formula="of:=(RAND()-0.5)*[.$H$26]" office:value-type="float" office:value="-0.638730244812174" calcext:value-type="float">
            <text:p>-0.6387302448</text:p>
          </table:table-cell>
          <table:table-cell table:formula="of:=(RAND()-0.5)*[.$H$26]" office:value-type="float" office:value="0.481868819958275" calcext:value-type="float">
            <text:p>0.48186882</text:p>
          </table:table-cell>
          <table:table-cell table:formula="of:=(RAND()-0.5)*[.$H$26]" office:value-type="float" office:value="-0.862764384634516" calcext:value-type="float">
            <text:p>-0.8627643846</text:p>
          </table:table-cell>
          <table:table-cell table:formula="of:=(RAND()-0.5)*[.$H$26]" office:value-type="float" office:value="0.613772705648635" calcext:value-type="float">
            <text:p>0.6137727056</text:p>
          </table:table-cell>
          <table:table-cell table:formula="of:=(RAND()-0.5)*[.$H$26]" office:value-type="float" office:value="0.376726138663682" calcext:value-type="float">
            <text:p>0.3767261387</text:p>
          </table:table-cell>
          <table:table-cell table:formula="of:=(RAND()-0.5)*[.$H$26]" office:value-type="float" office:value="0.639270935580639" calcext:value-type="float">
            <text:p>0.6392709356</text:p>
          </table:table-cell>
          <table:table-cell table:formula="of:=(RAND()-0.5)*[.$H$26]" office:value-type="float" office:value="-0.43838634813643" calcext:value-type="float">
            <text:p>-0.4383863481</text:p>
          </table:table-cell>
        </table:table-row>
        <table:table-row table:style-name="ro1">
          <table:table-cell/>
          <table:table-cell table:formula="of:=(RAND()-0.5)*[.$H$17]" office:value-type="float" office:value="0.441163645136892" calcext:value-type="float">
            <text:p>0.4411636451</text:p>
          </table:table-cell>
          <table:table-cell table:formula="of:=(RAND()-0.5)*[.$H$17]" office:value-type="float" office:value="-0.103794225134505" calcext:value-type="float">
            <text:p>-0.1037942251</text:p>
          </table:table-cell>
          <table:table-cell table:formula="of:=(RAND()-0.5)*[.$H$17]" office:value-type="float" office:value="0.0292885185493033" calcext:value-type="float">
            <text:p>0.0292885185</text:p>
          </table:table-cell>
          <table:table-cell table:formula="of:=(RAND()-0.5)*[.$H$17]" office:value-type="float" office:value="0.268664824736083" calcext:value-type="float">
            <text:p>0.2686648247</text:p>
          </table:table-cell>
          <table:table-cell table:number-columns-repeated="5"/>
          <table:table-cell table:formula="of:=(RAND()-0.5)*[.$H$17]" office:value-type="float" office:value="0.409075897656485" calcext:value-type="float">
            <text:p>0.4090758977</text:p>
          </table:table-cell>
          <table:table-cell table:formula="of:=(RAND()-0.5)*[.$H$17]" office:value-type="float" office:value="-0.510803016102619" calcext:value-type="float">
            <text:p>-0.5108030161</text:p>
          </table:table-cell>
          <table:table-cell table:formula="of:=(RAND()-0.5)*[.$H$17]" office:value-type="float" office:value="-0.133673545874248" calcext:value-type="float">
            <text:p>-0.1336735459</text:p>
          </table:table-cell>
          <table:table-cell table:formula="of:=(RAND()-0.5)*[.$H$17]" office:value-type="float" office:value="-0.632284763473748" calcext:value-type="float">
            <text:p>-0.6322847635</text:p>
          </table:table-cell>
          <table:table-cell table:formula="of:=(RAND()-0.5)*[.$H$17]" office:value-type="float" office:value="-0.565612168799014" calcext:value-type="float">
            <text:p>-0.5656121688</text:p>
          </table:table-cell>
          <table:table-cell table:formula="of:=(RAND()-0.5)*[.$H$17]" office:value-type="float" office:value="-0.368438845315248" calcext:value-type="float">
            <text:p>-0.3684388453</text:p>
          </table:table-cell>
          <table:table-cell table:formula="of:=(RAND()-0.5)*[.$H$17]" office:value-type="float" office:value="0.00382719557584624" calcext:value-type="float">
            <text:p>0.0038271956</text:p>
          </table:table-cell>
          <table:table-cell table:formula="of:=(RAND()-0.5)*[.$H$17]" office:value-type="float" office:value="0.111204691436604" calcext:value-type="float">
            <text:p>0.1112046914</text:p>
          </table:table-cell>
          <table:table-cell table:formula="of:=(RAND()-0.5)*[.$H$17]" office:value-type="float" office:value="0.777901089042129" calcext:value-type="float">
            <text:p>0.777901089</text:p>
          </table:table-cell>
          <table:table-cell table:formula="of:=(RAND()-0.5)*[.$H$17]" office:value-type="float" office:value="-0.613555493138285" calcext:value-type="float">
            <text:p>-0.6135554931</text:p>
          </table:table-cell>
          <table:table-cell table:number-columns-repeated="3"/>
          <table:table-cell table:formula="of:=(RAND()-0.5)*[.$H$26]" office:value-type="float" office:value="-0.885698076856123" calcext:value-type="float">
            <text:p>-0.8856980769</text:p>
          </table:table-cell>
          <table:table-cell table:formula="of:=(RAND()-0.5)*[.$H$26]" office:value-type="float" office:value="-0.56232719659214" calcext:value-type="float">
            <text:p>-0.5623271966</text:p>
          </table:table-cell>
          <table:table-cell table:formula="of:=(RAND()-0.5)*[.$H$26]" office:value-type="float" office:value="-0.584885442960562" calcext:value-type="float">
            <text:p>-0.584885443</text:p>
          </table:table-cell>
          <table:table-cell table:formula="of:=(RAND()-0.5)*[.$H$26]" office:value-type="float" office:value="0.16019289039289" calcext:value-type="float">
            <text:p>0.1601928904</text:p>
          </table:table-cell>
          <table:table-cell table:formula="of:=(RAND()-0.5)*[.$H$26]" office:value-type="float" office:value="-0.890410269419344" calcext:value-type="float">
            <text:p>-0.8904102694</text:p>
          </table:table-cell>
          <table:table-cell table:formula="of:=(RAND()-0.5)*[.$H$26]" office:value-type="float" office:value="-0.15980851805768" calcext:value-type="float">
            <text:p>-0.1598085181</text:p>
          </table:table-cell>
          <table:table-cell table:formula="of:=(RAND()-0.5)*[.$H$26]" office:value-type="float" office:value="-0.492861422337756" calcext:value-type="float">
            <text:p>-0.4928614223</text:p>
          </table:table-cell>
          <table:table-cell table:formula="of:=(RAND()-0.5)*[.$H$26]" office:value-type="float" office:value="0.986668935796286" calcext:value-type="float">
            <text:p>0.9866689358</text:p>
          </table:table-cell>
          <table:table-cell table:formula="of:=(RAND()-0.5)*[.$H$26]" office:value-type="float" office:value="-0.130972286113651" calcext:value-type="float">
            <text:p>-0.1309722861</text:p>
          </table:table-cell>
          <table:table-cell table:formula="of:=(RAND()-0.5)*[.$H$26]" office:value-type="float" office:value="0.277626173230721" calcext:value-type="float">
            <text:p>0.2776261732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000707250722978648" calcext:value-type="float">
            <text:p>0.0007072507</text:p>
          </table:table-cell>
          <table:table-cell table:formula="of:=(RAND()-0.5)*[.$H$17]" office:value-type="float" office:value="-0.216639571838938" calcext:value-type="float">
            <text:p>-0.2166395718</text:p>
          </table:table-cell>
          <table:table-cell table:formula="of:=(RAND()-0.5)*[.$H$17]" office:value-type="float" office:value="-0.528881669562183" calcext:value-type="float">
            <text:p>-0.5288816696</text:p>
          </table:table-cell>
          <table:table-cell table:formula="of:=(RAND()-0.5)*[.$H$17]" office:value-type="float" office:value="0.0515986892495595" calcext:value-type="float">
            <text:p>0.0515986892</text:p>
          </table:table-cell>
          <table:table-cell table:formula="of:=(RAND()-0.5)*[.$H$17]" office:value-type="float" office:value="-0.166060470336279" calcext:value-type="float">
            <text:p>-0.1660604703</text:p>
          </table:table-cell>
          <table:table-cell table:formula="of:=(RAND()-0.5)*[.$H$17]" office:value-type="float" office:value="-0.794376756112841" calcext:value-type="float">
            <text:p>-0.7943767561</text:p>
          </table:table-cell>
          <table:table-cell table:formula="of:=(RAND()-0.5)*[.$H$17]" office:value-type="float" office:value="0.254282018511396" calcext:value-type="float">
            <text:p>0.2542820185</text:p>
          </table:table-cell>
          <table:table-cell table:formula="of:=(RAND()-0.5)*[.$H$17]" office:value-type="float" office:value="0.713778519098667" calcext:value-type="float">
            <text:p>0.7137785191</text:p>
          </table:table-cell>
          <table:table-cell table:formula="of:=(RAND()-0.5)*[.$H$17]" office:value-type="float" office:value="0.339673755660212" calcext:value-type="float">
            <text:p>0.3396737557</text:p>
          </table:table-cell>
          <table:table-cell table:formula="of:=(RAND()-0.5)*[.$H$17]" office:value-type="float" office:value="-0.79429537401454" calcext:value-type="float">
            <text:p>-0.794295374</text:p>
          </table:table-cell>
          <table:table-cell table:number-columns-repeated="3"/>
          <table:table-cell table:formula="of:=(RAND()-0.5)*[.$H$26]" office:value-type="float" office:value="-0.277301665503594" calcext:value-type="float">
            <text:p>-0.2773016655</text:p>
          </table:table-cell>
          <table:table-cell table:formula="of:=(RAND()-0.5)*[.$H$26]" office:value-type="float" office:value="-0.013390731925121" calcext:value-type="float">
            <text:p>-0.0133907319</text:p>
          </table:table-cell>
          <table:table-cell table:formula="of:=(RAND()-0.5)*[.$H$26]" office:value-type="float" office:value="-0.952743854985671" calcext:value-type="float">
            <text:p>-0.952743855</text:p>
          </table:table-cell>
          <table:table-cell table:formula="of:=(RAND()-0.5)*[.$H$26]" office:value-type="float" office:value="0.00327211750795775" calcext:value-type="float">
            <text:p>0.0032721175</text:p>
          </table:table-cell>
          <table:table-cell table:formula="of:=(RAND()-0.5)*[.$H$26]" office:value-type="float" office:value="0.0334804345823707" calcext:value-type="float">
            <text:p>0.0334804346</text:p>
          </table:table-cell>
          <table:table-cell table:formula="of:=(RAND()-0.5)*[.$H$26]" office:value-type="float" office:value="0.161495261685185" calcext:value-type="float">
            <text:p>0.1614952617</text:p>
          </table:table-cell>
          <table:table-cell table:formula="of:=(RAND()-0.5)*[.$H$26]" office:value-type="float" office:value="0.0630310003436474" calcext:value-type="float">
            <text:p>0.0630310003</text:p>
          </table:table-cell>
          <table:table-cell table:formula="of:=(RAND()-0.5)*[.$H$26]" office:value-type="float" office:value="-0.237977209704036" calcext:value-type="float">
            <text:p>-0.2379772097</text:p>
          </table:table-cell>
          <table:table-cell table:formula="of:=(RAND()-0.5)*[.$H$26]" office:value-type="float" office:value="0.553319554640524" calcext:value-type="float">
            <text:p>0.5533195546</text:p>
          </table:table-cell>
          <table:table-cell table:formula="of:=(RAND()-0.5)*[.$H$26]" office:value-type="float" office:value="-0.0379186270657713" calcext:value-type="float">
            <text:p>-0.0379186271</text:p>
          </table:table-cell>
        </table:table-row>
        <table:table-row table:style-name="ro1">
          <table:table-cell/>
          <table:table-cell table:style-name="ce1" office:value-type="string" calcext:value-type="string">
            <text:p>Activations 2</text:p>
          </table:table-cell>
          <table:table-cell table:number-columns-repeated="8"/>
          <table:table-cell table:formula="of:=(RAND()-0.5)*[.$H$17]" office:value-type="float" office:value="-0.698661833231088" calcext:value-type="float">
            <text:p>-0.6986618332</text:p>
          </table:table-cell>
          <table:table-cell table:formula="of:=(RAND()-0.5)*[.$H$17]" office:value-type="float" office:value="-0.53974465678294" calcext:value-type="float">
            <text:p>-0.5397446568</text:p>
          </table:table-cell>
          <table:table-cell table:formula="of:=(RAND()-0.5)*[.$H$17]" office:value-type="float" office:value="-0.504910024754826" calcext:value-type="float">
            <text:p>-0.5049100248</text:p>
          </table:table-cell>
          <table:table-cell table:formula="of:=(RAND()-0.5)*[.$H$17]" office:value-type="float" office:value="0.249438645045696" calcext:value-type="float">
            <text:p>0.249438645</text:p>
          </table:table-cell>
          <table:table-cell table:formula="of:=(RAND()-0.5)*[.$H$17]" office:value-type="float" office:value="0.818425976729545" calcext:value-type="float">
            <text:p>0.8184259767</text:p>
          </table:table-cell>
          <table:table-cell table:formula="of:=(RAND()-0.5)*[.$H$17]" office:value-type="float" office:value="0.651439599011588" calcext:value-type="float">
            <text:p>0.651439599</text:p>
          </table:table-cell>
          <table:table-cell table:formula="of:=(RAND()-0.5)*[.$H$17]" office:value-type="float" office:value="-0.275518150230152" calcext:value-type="float">
            <text:p>-0.2755181502</text:p>
          </table:table-cell>
          <table:table-cell table:formula="of:=(RAND()-0.5)*[.$H$17]" office:value-type="float" office:value="0.328680096117538" calcext:value-type="float">
            <text:p>0.3286800961</text:p>
          </table:table-cell>
          <table:table-cell table:formula="of:=(RAND()-0.5)*[.$H$17]" office:value-type="float" office:value="-0.596062322802872" calcext:value-type="float">
            <text:p>-0.5960623228</text:p>
          </table:table-cell>
          <table:table-cell table:formula="of:=(RAND()-0.5)*[.$H$17]" office:value-type="float" office:value="-0.715967778007004" calcext:value-type="float">
            <text:p>-0.715967778</text:p>
          </table:table-cell>
          <table:table-cell table:number-columns-repeated="3"/>
          <table:table-cell table:formula="of:=(RAND()-0.5)*[.$H$26]" office:value-type="float" office:value="0.699549782435565" calcext:value-type="float">
            <text:p>0.6995497824</text:p>
          </table:table-cell>
          <table:table-cell table:formula="of:=(RAND()-0.5)*[.$H$26]" office:value-type="float" office:value="-0.509501636337613" calcext:value-type="float">
            <text:p>-0.5095016363</text:p>
          </table:table-cell>
          <table:table-cell table:formula="of:=(RAND()-0.5)*[.$H$26]" office:value-type="float" office:value="-0.601451583220413" calcext:value-type="float">
            <text:p>-0.6014515832</text:p>
          </table:table-cell>
          <table:table-cell table:formula="of:=(RAND()-0.5)*[.$H$26]" office:value-type="float" office:value="-0.636616175948222" calcext:value-type="float">
            <text:p>-0.6366161759</text:p>
          </table:table-cell>
          <table:table-cell table:formula="of:=(RAND()-0.5)*[.$H$26]" office:value-type="float" office:value="0.528656128476657" calcext:value-type="float">
            <text:p>0.5286561285</text:p>
          </table:table-cell>
          <table:table-cell table:formula="of:=(RAND()-0.5)*[.$H$26]" office:value-type="float" office:value="0.367864174159126" calcext:value-type="float">
            <text:p>0.3678641742</text:p>
          </table:table-cell>
          <table:table-cell table:formula="of:=(RAND()-0.5)*[.$H$26]" office:value-type="float" office:value="-0.903211053200378" calcext:value-type="float">
            <text:p>-0.9032110532</text:p>
          </table:table-cell>
          <table:table-cell table:formula="of:=(RAND()-0.5)*[.$H$26]" office:value-type="float" office:value="-0.685919554447944" calcext:value-type="float">
            <text:p>-0.6859195544</text:p>
          </table:table-cell>
          <table:table-cell table:formula="of:=(RAND()-0.5)*[.$H$26]" office:value-type="float" office:value="-0.459442916293629" calcext:value-type="float">
            <text:p>-0.4594429163</text:p>
          </table:table-cell>
          <table:table-cell table:formula="of:=(RAND()-0.5)*[.$H$26]" office:value-type="float" office:value="0.903399656437669" calcext:value-type="float">
            <text:p>0.9033996564</text:p>
          </table:table-cell>
        </table:table-row>
        <table:table-row table:style-name="ro1">
          <table:table-cell/>
          <table:table-cell table:formula="of:=MMULT([.$B$12:.$E$12];[.B15:.B18])" office:value-type="float" office:value="-1.49485226062511" calcext:value-type="float">
            <text:p>-1.4948522606</text:p>
          </table:table-cell>
          <table:table-cell table:formula="of:=MMULT([.$B$12:.$E$12];[.C15:.C18])" office:value-type="float" office:value="-1.29762267942946" calcext:value-type="float">
            <text:p>-1.2976226794</text:p>
          </table:table-cell>
          <table:table-cell table:formula="of:=MMULT([.$B$12:.$E$12];[.D15:.D18])" office:value-type="float" office:value="-1.24473797278462" calcext:value-type="float">
            <text:p>-1.2447379728</text:p>
          </table:table-cell>
          <table:table-cell table:formula="of:=MMULT([.$B$12:.$E$12];[.E15:.E18])" office:value-type="float" office:value="-1.97176583139737" calcext:value-type="float">
            <text:p>-1.9717658314</text:p>
          </table:table-cell>
          <table:table-cell table:number-columns-repeated="5"/>
          <table:table-cell table:formula="of:=(RAND()-0.5)*[.$H$17]" office:value-type="float" office:value="-0.513436426545243" calcext:value-type="float">
            <text:p>-0.5134364265</text:p>
          </table:table-cell>
          <table:table-cell table:formula="of:=(RAND()-0.5)*[.$H$17]" office:value-type="float" office:value="-0.119175958871484" calcext:value-type="float">
            <text:p>-0.1191759589</text:p>
          </table:table-cell>
          <table:table-cell table:formula="of:=(RAND()-0.5)*[.$H$17]" office:value-type="float" office:value="-0.611377194251528" calcext:value-type="float">
            <text:p>-0.6113771943</text:p>
          </table:table-cell>
          <table:table-cell table:formula="of:=(RAND()-0.5)*[.$H$17]" office:value-type="float" office:value="0.850630183047691" calcext:value-type="float">
            <text:p>0.850630183</text:p>
          </table:table-cell>
          <table:table-cell table:formula="of:=(RAND()-0.5)*[.$H$17]" office:value-type="float" office:value="-0.846824776191377" calcext:value-type="float">
            <text:p>-0.8468247762</text:p>
          </table:table-cell>
          <table:table-cell table:formula="of:=(RAND()-0.5)*[.$H$17]" office:value-type="float" office:value="0.583687494197099" calcext:value-type="float">
            <text:p>0.5836874942</text:p>
          </table:table-cell>
          <table:table-cell table:formula="of:=(RAND()-0.5)*[.$H$17]" office:value-type="float" office:value="0.334799468550401" calcext:value-type="float">
            <text:p>0.3347994686</text:p>
          </table:table-cell>
          <table:table-cell table:formula="of:=(RAND()-0.5)*[.$H$17]" office:value-type="float" office:value="0.81190204034388" calcext:value-type="float">
            <text:p>0.8119020403</text:p>
          </table:table-cell>
          <table:table-cell table:formula="of:=(RAND()-0.5)*[.$H$17]" office:value-type="float" office:value="-0.487590671298456" calcext:value-type="float">
            <text:p>-0.4875906713</text:p>
          </table:table-cell>
          <table:table-cell table:formula="of:=(RAND()-0.5)*[.$H$17]" office:value-type="float" office:value="0.0521363414510274" calcext:value-type="float">
            <text:p>0.0521363415</text:p>
          </table:table-cell>
          <table:table-cell table:number-columns-repeated="3"/>
          <table:table-cell table:formula="of:=(RAND()-0.5)*[.$H$26]" office:value-type="float" office:value="-0.576173435140758" calcext:value-type="float">
            <text:p>-0.5761734351</text:p>
          </table:table-cell>
          <table:table-cell table:formula="of:=(RAND()-0.5)*[.$H$26]" office:value-type="float" office:value="-0.228462380986394" calcext:value-type="float">
            <text:p>-0.228462381</text:p>
          </table:table-cell>
          <table:table-cell table:formula="of:=(RAND()-0.5)*[.$H$26]" office:value-type="float" office:value="0.028462323527741" calcext:value-type="float">
            <text:p>0.0284623235</text:p>
          </table:table-cell>
          <table:table-cell table:formula="of:=(RAND()-0.5)*[.$H$26]" office:value-type="float" office:value="-0.0811046096957939" calcext:value-type="float">
            <text:p>-0.0811046097</text:p>
          </table:table-cell>
          <table:table-cell table:formula="of:=(RAND()-0.5)*[.$H$26]" office:value-type="float" office:value="-0.466551578006876" calcext:value-type="float">
            <text:p>-0.466551578</text:p>
          </table:table-cell>
          <table:table-cell table:formula="of:=(RAND()-0.5)*[.$H$26]" office:value-type="float" office:value="0.912343768021422" calcext:value-type="float">
            <text:p>0.912343768</text:p>
          </table:table-cell>
          <table:table-cell table:formula="of:=(RAND()-0.5)*[.$H$26]" office:value-type="float" office:value="0.0595983256447612" calcext:value-type="float">
            <text:p>0.0595983256</text:p>
          </table:table-cell>
          <table:table-cell table:formula="of:=(RAND()-0.5)*[.$H$26]" office:value-type="float" office:value="0.40915217855686" calcext:value-type="float">
            <text:p>0.4091521786</text:p>
          </table:table-cell>
          <table:table-cell table:formula="of:=(RAND()-0.5)*[.$H$26]" office:value-type="float" office:value="-0.935225603478616" calcext:value-type="float">
            <text:p>-0.9352256035</text:p>
          </table:table-cell>
          <table:table-cell table:formula="of:=(RAND()-0.5)*[.$H$26]" office:value-type="float" office:value="-0.617045575930324" calcext:value-type="float">
            <text:p>-0.617045575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189119918986484" calcext:value-type="float">
            <text:p>0.189119919</text:p>
          </table:table-cell>
          <table:table-cell table:formula="of:=(RAND()-0.5)*[.$H$17]" office:value-type="float" office:value="-0.0773021637884671" calcext:value-type="float">
            <text:p>-0.0773021638</text:p>
          </table:table-cell>
          <table:table-cell table:formula="of:=(RAND()-0.5)*[.$H$17]" office:value-type="float" office:value="-0.394028099649394" calcext:value-type="float">
            <text:p>-0.3940280996</text:p>
          </table:table-cell>
          <table:table-cell table:formula="of:=(RAND()-0.5)*[.$H$17]" office:value-type="float" office:value="0.746879127673892" calcext:value-type="float">
            <text:p>0.7468791277</text:p>
          </table:table-cell>
          <table:table-cell table:formula="of:=(RAND()-0.5)*[.$H$17]" office:value-type="float" office:value="-0.0248975790408708" calcext:value-type="float">
            <text:p>-0.024897579</text:p>
          </table:table-cell>
          <table:table-cell table:formula="of:=(RAND()-0.5)*[.$H$17]" office:value-type="float" office:value="0.11705204817197" calcext:value-type="float">
            <text:p>0.1170520482</text:p>
          </table:table-cell>
          <table:table-cell table:formula="of:=(RAND()-0.5)*[.$H$17]" office:value-type="float" office:value="0.590353847741041" calcext:value-type="float">
            <text:p>0.5903538477</text:p>
          </table:table-cell>
          <table:table-cell table:formula="of:=(RAND()-0.5)*[.$H$17]" office:value-type="float" office:value="0.487326338455587" calcext:value-type="float">
            <text:p>0.4873263385</text:p>
          </table:table-cell>
          <table:table-cell table:formula="of:=(RAND()-0.5)*[.$H$17]" office:value-type="float" office:value="0.49570098100356" calcext:value-type="float">
            <text:p>0.495700981</text:p>
          </table:table-cell>
          <table:table-cell table:formula="of:=(RAND()-0.5)*[.$H$17]" office:value-type="float" office:value="0.751492933774784" calcext:value-type="float">
            <text:p>0.7514929338</text:p>
          </table:table-cell>
          <table:table-cell table:number-columns-repeated="3"/>
          <table:table-cell table:formula="of:=(RAND()-0.5)*[.$H$26]" office:value-type="float" office:value="0.0570744226914248" calcext:value-type="float">
            <text:p>0.0570744227</text:p>
          </table:table-cell>
          <table:table-cell table:formula="of:=(RAND()-0.5)*[.$H$26]" office:value-type="float" office:value="0.701578186022532" calcext:value-type="float">
            <text:p>0.701578186</text:p>
          </table:table-cell>
          <table:table-cell table:formula="of:=(RAND()-0.5)*[.$H$26]" office:value-type="float" office:value="0.655625015739142" calcext:value-type="float">
            <text:p>0.6556250157</text:p>
          </table:table-cell>
          <table:table-cell table:formula="of:=(RAND()-0.5)*[.$H$26]" office:value-type="float" office:value="-0.0846440958539079" calcext:value-type="float">
            <text:p>-0.0846440959</text:p>
          </table:table-cell>
          <table:table-cell table:formula="of:=(RAND()-0.5)*[.$H$26]" office:value-type="float" office:value="-0.0854367257074886" calcext:value-type="float">
            <text:p>-0.0854367257</text:p>
          </table:table-cell>
          <table:table-cell table:formula="of:=(RAND()-0.5)*[.$H$26]" office:value-type="float" office:value="-0.173481529194542" calcext:value-type="float">
            <text:p>-0.1734815292</text:p>
          </table:table-cell>
          <table:table-cell table:formula="of:=(RAND()-0.5)*[.$H$26]" office:value-type="float" office:value="-0.066850281002072" calcext:value-type="float">
            <text:p>-0.066850281</text:p>
          </table:table-cell>
          <table:table-cell table:formula="of:=(RAND()-0.5)*[.$H$26]" office:value-type="float" office:value="0.14457417892267" calcext:value-type="float">
            <text:p>0.1445741789</text:p>
          </table:table-cell>
          <table:table-cell table:formula="of:=(RAND()-0.5)*[.$H$26]" office:value-type="float" office:value="0.951883982357796" calcext:value-type="float">
            <text:p>0.9518839824</text:p>
          </table:table-cell>
          <table:table-cell table:formula="of:=(RAND()-0.5)*[.$H$26]" office:value-type="float" office:value="0.82144529710167" calcext:value-type="float">
            <text:p>0.8214452971</text:p>
          </table:table-cell>
        </table:table-row>
        <table:table-row table:style-name="ro1">
          <table:table-cell/>
          <table:table-cell table:style-name="ce1" office:value-type="string" calcext:value-type="string">
            <text:p>weights output</text:p>
          </table:table-cell>
          <table:table-cell table:number-columns-repeated="8"/>
          <table:table-cell table:formula="of:=(RAND()-0.5)*[.$H$17]" office:value-type="float" office:value="-0.692764892491279" calcext:value-type="float">
            <text:p>-0.6927648925</text:p>
          </table:table-cell>
          <table:table-cell table:formula="of:=(RAND()-0.5)*[.$H$17]" office:value-type="float" office:value="-0.0425984351905842" calcext:value-type="float">
            <text:p>-0.0425984352</text:p>
          </table:table-cell>
          <table:table-cell table:formula="of:=(RAND()-0.5)*[.$H$17]" office:value-type="float" office:value="0.633543252939577" calcext:value-type="float">
            <text:p>0.6335432529</text:p>
          </table:table-cell>
          <table:table-cell table:formula="of:=(RAND()-0.5)*[.$H$17]" office:value-type="float" office:value="-0.327705541062721" calcext:value-type="float">
            <text:p>-0.3277055411</text:p>
          </table:table-cell>
          <table:table-cell table:formula="of:=(RAND()-0.5)*[.$H$17]" office:value-type="float" office:value="0.505087419263676" calcext:value-type="float">
            <text:p>0.5050874193</text:p>
          </table:table-cell>
          <table:table-cell table:formula="of:=(RAND()-0.5)*[.$H$17]" office:value-type="float" office:value="-0.436557027542461" calcext:value-type="float">
            <text:p>-0.4365570275</text:p>
          </table:table-cell>
          <table:table-cell table:formula="of:=(RAND()-0.5)*[.$H$17]" office:value-type="float" office:value="-0.155424261851929" calcext:value-type="float">
            <text:p>-0.1554242619</text:p>
          </table:table-cell>
          <table:table-cell table:formula="of:=(RAND()-0.5)*[.$H$17]" office:value-type="float" office:value="0.613510074673457" calcext:value-type="float">
            <text:p>0.6135100747</text:p>
          </table:table-cell>
          <table:table-cell table:formula="of:=(RAND()-0.5)*[.$H$17]" office:value-type="float" office:value="0.589602652350435" calcext:value-type="float">
            <text:p>0.5896026524</text:p>
          </table:table-cell>
          <table:table-cell table:formula="of:=(RAND()-0.5)*[.$H$17]" office:value-type="float" office:value="0.102686466610873" calcext:value-type="float">
            <text:p>0.1026864666</text:p>
          </table:table-cell>
          <table:table-cell table:number-columns-repeated="3"/>
          <table:table-cell table:formula="of:=(RAND()-0.5)*[.$H$26]" office:value-type="float" office:value="0.740133741876507" calcext:value-type="float">
            <text:p>0.7401337419</text:p>
          </table:table-cell>
          <table:table-cell table:formula="of:=(RAND()-0.5)*[.$H$26]" office:value-type="float" office:value="0.0643455943106466" calcext:value-type="float">
            <text:p>0.0643455943</text:p>
          </table:table-cell>
          <table:table-cell table:formula="of:=(RAND()-0.5)*[.$H$26]" office:value-type="float" office:value="-0.635758552930668" calcext:value-type="float">
            <text:p>-0.6357585529</text:p>
          </table:table-cell>
          <table:table-cell table:formula="of:=(RAND()-0.5)*[.$H$26]" office:value-type="float" office:value="-0.0202272186368128" calcext:value-type="float">
            <text:p>-0.0202272186</text:p>
          </table:table-cell>
          <table:table-cell table:formula="of:=(RAND()-0.5)*[.$H$26]" office:value-type="float" office:value="-0.616827805585791" calcext:value-type="float">
            <text:p>-0.6168278056</text:p>
          </table:table-cell>
          <table:table-cell table:formula="of:=(RAND()-0.5)*[.$H$26]" office:value-type="float" office:value="-0.467087112334114" calcext:value-type="float">
            <text:p>-0.4670871123</text:p>
          </table:table-cell>
          <table:table-cell table:formula="of:=(RAND()-0.5)*[.$H$26]" office:value-type="float" office:value="0.706020512032102" calcext:value-type="float">
            <text:p>0.706020512</text:p>
          </table:table-cell>
          <table:table-cell table:formula="of:=(RAND()-0.5)*[.$H$26]" office:value-type="float" office:value="0.205874477990701" calcext:value-type="float">
            <text:p>0.205874478</text:p>
          </table:table-cell>
          <table:table-cell table:formula="of:=(RAND()-0.5)*[.$H$26]" office:value-type="float" office:value="-0.917215143920244" calcext:value-type="float">
            <text:p>-0.9172151439</text:p>
          </table:table-cell>
          <table:table-cell table:formula="of:=(RAND()-0.5)*[.$H$26]" office:value-type="float" office:value="0.868585795259743" calcext:value-type="float">
            <text:p>0.8685857953</text:p>
          </table:table-cell>
        </table:table-row>
        <table:table-row table:style-name="ro1">
          <table:table-cell/>
          <table:table-cell table:formula="of:=(RAND()-0.5)*[.$H$26]" office:value-type="float" office:value="-0.421224819283858" calcext:value-type="float">
            <text:p>-0.4212248193</text:p>
          </table:table-cell>
          <table:table-cell table:formula="of:=(RAND()-0.5)*[.$H$26]" office:value-type="float" office:value="-0.306467513587766" calcext:value-type="float">
            <text:p>-0.3064675136</text:p>
          </table:table-cell>
          <table:table-cell table:number-columns-repeated="3"/>
          <table:table-cell office:value-type="string" calcext:value-type="string">
            <text:p>Var = 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number-columns-repeated="2"/>
          <table:table-cell table:formula="of:=(RAND()-0.5)*[.$H$17]" office:value-type="float" office:value="0.74987368553113" calcext:value-type="float">
            <text:p>0.7498736855</text:p>
          </table:table-cell>
          <table:table-cell table:formula="of:=(RAND()-0.5)*[.$H$17]" office:value-type="float" office:value="-0.652385080188401" calcext:value-type="float">
            <text:p>-0.6523850802</text:p>
          </table:table-cell>
          <table:table-cell table:formula="of:=(RAND()-0.5)*[.$H$17]" office:value-type="float" office:value="-0.800351421561318" calcext:value-type="float">
            <text:p>-0.8003514216</text:p>
          </table:table-cell>
          <table:table-cell table:formula="of:=(RAND()-0.5)*[.$H$17]" office:value-type="float" office:value="-0.0593678908994144" calcext:value-type="float">
            <text:p>-0.0593678909</text:p>
          </table:table-cell>
          <table:table-cell table:formula="of:=(RAND()-0.5)*[.$H$17]" office:value-type="float" office:value="-0.558339759961434" calcext:value-type="float">
            <text:p>-0.55833976</text:p>
          </table:table-cell>
          <table:table-cell table:formula="of:=(RAND()-0.5)*[.$H$17]" office:value-type="float" office:value="-0.256519798519564" calcext:value-type="float">
            <text:p>-0.2565197985</text:p>
          </table:table-cell>
          <table:table-cell table:formula="of:=(RAND()-0.5)*[.$H$17]" office:value-type="float" office:value="-0.727802552001587" calcext:value-type="float">
            <text:p>-0.727802552</text:p>
          </table:table-cell>
          <table:table-cell table:formula="of:=(RAND()-0.5)*[.$H$17]" office:value-type="float" office:value="0.744960963348454" calcext:value-type="float">
            <text:p>0.7449609633</text:p>
          </table:table-cell>
          <table:table-cell table:formula="of:=(RAND()-0.5)*[.$H$17]" office:value-type="float" office:value="-0.527189184817975" calcext:value-type="float">
            <text:p>-0.5271891848</text:p>
          </table:table-cell>
          <table:table-cell table:formula="of:=(RAND()-0.5)*[.$H$17]" office:value-type="float" office:value="-0.645177547548608" calcext:value-type="float">
            <text:p>-0.6451775475</text:p>
          </table:table-cell>
          <table:table-cell table:number-columns-repeated="3"/>
          <table:table-cell table:formula="of:=(RAND()-0.5)*[.$H$26]" office:value-type="float" office:value="0.889220724611398" calcext:value-type="float">
            <text:p>0.8892207246</text:p>
          </table:table-cell>
          <table:table-cell table:formula="of:=(RAND()-0.5)*[.$H$26]" office:value-type="float" office:value="-0.574021883758061" calcext:value-type="float">
            <text:p>-0.5740218838</text:p>
          </table:table-cell>
          <table:table-cell table:formula="of:=(RAND()-0.5)*[.$H$26]" office:value-type="float" office:value="-0.121160380932664" calcext:value-type="float">
            <text:p>-0.1211603809</text:p>
          </table:table-cell>
          <table:table-cell table:formula="of:=(RAND()-0.5)*[.$H$26]" office:value-type="float" office:value="0.510625767009438" calcext:value-type="float">
            <text:p>0.510625767</text:p>
          </table:table-cell>
          <table:table-cell table:formula="of:=(RAND()-0.5)*[.$H$26]" office:value-type="float" office:value="-0.804635043173238" calcext:value-type="float">
            <text:p>-0.8046350432</text:p>
          </table:table-cell>
          <table:table-cell table:formula="of:=(RAND()-0.5)*[.$H$26]" office:value-type="float" office:value="-0.606055817817983" calcext:value-type="float">
            <text:p>-0.6060558178</text:p>
          </table:table-cell>
          <table:table-cell table:formula="of:=(RAND()-0.5)*[.$H$26]" office:value-type="float" office:value="0.337973127434139" calcext:value-type="float">
            <text:p>0.3379731274</text:p>
          </table:table-cell>
          <table:table-cell table:formula="of:=(RAND()-0.5)*[.$H$26]" office:value-type="float" office:value="0.20448432261661" calcext:value-type="float">
            <text:p>0.2044843226</text:p>
          </table:table-cell>
          <table:table-cell table:formula="of:=(RAND()-0.5)*[.$H$26]" office:value-type="float" office:value="0.416818686084665" calcext:value-type="float">
            <text:p>0.4168186861</text:p>
          </table:table-cell>
          <table:table-cell table:formula="of:=(RAND()-0.5)*[.$H$26]" office:value-type="float" office:value="0.0887685630418835" calcext:value-type="float">
            <text:p>0.088768563</text:p>
          </table:table-cell>
        </table:table-row>
        <table:table-row table:style-name="ro1">
          <table:table-cell/>
          <table:table-cell table:formula="of:=(RAND()-0.5)*[.$H$26]" office:value-type="float" office:value="-0.00144563989122493" calcext:value-type="float">
            <text:p>-0.0014456399</text:p>
          </table:table-cell>
          <table:table-cell table:formula="of:=(RAND()-0.5)*[.$H$26]" office:value-type="float" office:value="0.629212262413428" calcext:value-type="float">
            <text:p>0.6292122624</text:p>
          </table:table-cell>
          <table:table-cell table:number-columns-repeated="3"/>
          <table:table-cell office:value-type="string" calcext:value-type="string">
            <text:p>desired Var = </text:p>
          </table:table-cell>
          <table:table-cell table:formula="of:=2/(4+2)" office:value-type="float" office:value="0.333333333333333" calcext:value-type="float">
            <text:p>0.3333333333</text:p>
          </table:table-cell>
          <table:table-cell table:number-columns-repeated="2"/>
          <table:table-cell table:formula="of:=(RAND()-0.5)*[.$H$17]" office:value-type="float" office:value="0.707657584821413" calcext:value-type="float">
            <text:p>0.7076575848</text:p>
          </table:table-cell>
          <table:table-cell table:formula="of:=(RAND()-0.5)*[.$H$17]" office:value-type="float" office:value="0.047128485494774" calcext:value-type="float">
            <text:p>0.0471284855</text:p>
          </table:table-cell>
          <table:table-cell table:formula="of:=(RAND()-0.5)*[.$H$17]" office:value-type="float" office:value="-0.447805886158871" calcext:value-type="float">
            <text:p>-0.4478058862</text:p>
          </table:table-cell>
          <table:table-cell table:formula="of:=(RAND()-0.5)*[.$H$17]" office:value-type="float" office:value="-0.447342860673155" calcext:value-type="float">
            <text:p>-0.4473428607</text:p>
          </table:table-cell>
          <table:table-cell table:formula="of:=(RAND()-0.5)*[.$H$17]" office:value-type="float" office:value="0.493333447136914" calcext:value-type="float">
            <text:p>0.4933334471</text:p>
          </table:table-cell>
          <table:table-cell table:formula="of:=(RAND()-0.5)*[.$H$17]" office:value-type="float" office:value="-0.380808989581466" calcext:value-type="float">
            <text:p>-0.3808089896</text:p>
          </table:table-cell>
          <table:table-cell table:formula="of:=(RAND()-0.5)*[.$H$17]" office:value-type="float" office:value="-0.0845024982064276" calcext:value-type="float">
            <text:p>-0.0845024982</text:p>
          </table:table-cell>
          <table:table-cell table:formula="of:=(RAND()-0.5)*[.$H$17]" office:value-type="float" office:value="0.641972219417805" calcext:value-type="float">
            <text:p>0.6419722194</text:p>
          </table:table-cell>
          <table:table-cell table:formula="of:=(RAND()-0.5)*[.$H$17]" office:value-type="float" office:value="0.34942784186438" calcext:value-type="float">
            <text:p>0.3494278419</text:p>
          </table:table-cell>
          <table:table-cell table:formula="of:=(RAND()-0.5)*[.$H$17]" office:value-type="float" office:value="-0.418964282399342" calcext:value-type="float">
            <text:p>-0.4189642824</text:p>
          </table:table-cell>
          <table:table-cell table:number-columns-repeated="3"/>
          <table:table-cell table:formula="of:=(RAND()-0.5)*[.$H$26]" office:value-type="float" office:value="0.526409761707067" calcext:value-type="float">
            <text:p>0.5264097617</text:p>
          </table:table-cell>
          <table:table-cell table:formula="of:=(RAND()-0.5)*[.$H$26]" office:value-type="float" office:value="-0.0149611574941998" calcext:value-type="float">
            <text:p>-0.0149611575</text:p>
          </table:table-cell>
          <table:table-cell table:formula="of:=(RAND()-0.5)*[.$H$26]" office:value-type="float" office:value="-0.682132968136478" calcext:value-type="float">
            <text:p>-0.6821329681</text:p>
          </table:table-cell>
          <table:table-cell table:formula="of:=(RAND()-0.5)*[.$H$26]" office:value-type="float" office:value="-0.379922654465115" calcext:value-type="float">
            <text:p>-0.3799226545</text:p>
          </table:table-cell>
          <table:table-cell table:formula="of:=(RAND()-0.5)*[.$H$26]" office:value-type="float" office:value="0.273696525455519" calcext:value-type="float">
            <text:p>0.2736965255</text:p>
          </table:table-cell>
          <table:table-cell table:formula="of:=(RAND()-0.5)*[.$H$26]" office:value-type="float" office:value="-0.175880376244443" calcext:value-type="float">
            <text:p>-0.1758803762</text:p>
          </table:table-cell>
          <table:table-cell table:formula="of:=(RAND()-0.5)*[.$H$26]" office:value-type="float" office:value="-0.0530741860677127" calcext:value-type="float">
            <text:p>-0.0530741861</text:p>
          </table:table-cell>
          <table:table-cell table:formula="of:=(RAND()-0.5)*[.$H$26]" office:value-type="float" office:value="0.298896658531389" calcext:value-type="float">
            <text:p>0.2988966585</text:p>
          </table:table-cell>
          <table:table-cell table:formula="of:=(RAND()-0.5)*[.$H$26]" office:value-type="float" office:value="0.750021141407721" calcext:value-type="float">
            <text:p>0.7500211414</text:p>
          </table:table-cell>
          <table:table-cell table:formula="of:=(RAND()-0.5)*[.$H$26]" office:value-type="float" office:value="-0.141615280755331" calcext:value-type="float">
            <text:p>-0.1416152808</text:p>
          </table:table-cell>
        </table:table-row>
        <table:table-row table:style-name="ro1">
          <table:table-cell/>
          <table:table-cell table:formula="of:=(RAND()-0.5)*[.$H$26]" office:value-type="float" office:value="-0.191743854669032" calcext:value-type="float">
            <text:p>-0.1917438547</text:p>
          </table:table-cell>
          <table:table-cell table:formula="of:=(RAND()-0.5)*[.$H$26]" office:value-type="float" office:value="0.820261534196377" calcext:value-type="float">
            <text:p>0.8202615342</text:p>
          </table:table-cell>
          <table:table-cell table:number-columns-repeated="3"/>
          <table:table-cell office:value-type="string" calcext:value-type="string">
            <text:p>Adjustment = </text:p>
          </table:table-cell>
          <table:table-cell table:formula="of:=SQRT([.H25]/[.H24])" office:value-type="float" office:value="2" calcext:value-type="float">
            <text:p>2</text:p>
          </table:table-cell>
          <table:table-cell table:number-columns-repeated="2"/>
          <table:table-cell table:formula="of:=(RAND()-0.5)*[.$H$17]" office:value-type="float" office:value="-0.760332388274977" calcext:value-type="float">
            <text:p>-0.7603323883</text:p>
          </table:table-cell>
          <table:table-cell table:formula="of:=(RAND()-0.5)*[.$H$17]" office:value-type="float" office:value="-0.528758880979198" calcext:value-type="float">
            <text:p>-0.528758881</text:p>
          </table:table-cell>
          <table:table-cell table:formula="of:=(RAND()-0.5)*[.$H$17]" office:value-type="float" office:value="0.394595833888204" calcext:value-type="float">
            <text:p>0.3945958339</text:p>
          </table:table-cell>
          <table:table-cell table:formula="of:=(RAND()-0.5)*[.$H$17]" office:value-type="float" office:value="0.371696415754619" calcext:value-type="float">
            <text:p>0.3716964158</text:p>
          </table:table-cell>
          <table:table-cell table:formula="of:=(RAND()-0.5)*[.$H$17]" office:value-type="float" office:value="-0.415611316763176" calcext:value-type="float">
            <text:p>-0.4156113168</text:p>
          </table:table-cell>
          <table:table-cell table:formula="of:=(RAND()-0.5)*[.$H$17]" office:value-type="float" office:value="-0.14027436955795" calcext:value-type="float">
            <text:p>-0.1402743696</text:p>
          </table:table-cell>
          <table:table-cell table:formula="of:=(RAND()-0.5)*[.$H$17]" office:value-type="float" office:value="-0.540092804364737" calcext:value-type="float">
            <text:p>-0.5400928044</text:p>
          </table:table-cell>
          <table:table-cell table:formula="of:=(RAND()-0.5)*[.$H$17]" office:value-type="float" office:value="0.496772339447277" calcext:value-type="float">
            <text:p>0.4967723394</text:p>
          </table:table-cell>
          <table:table-cell table:formula="of:=(RAND()-0.5)*[.$H$17]" office:value-type="float" office:value="0.0758658545808518" calcext:value-type="float">
            <text:p>0.0758658546</text:p>
          </table:table-cell>
          <table:table-cell table:formula="of:=(RAND()-0.5)*[.$H$17]" office:value-type="float" office:value="0.605422515984585" calcext:value-type="float">
            <text:p>0.605422516</text:p>
          </table:table-cell>
          <table:table-cell table:number-columns-repeated="3"/>
          <table:table-cell table:formula="of:=(RAND()-0.5)*[.$H$26]" office:value-type="float" office:value="0.444708264343193" calcext:value-type="float">
            <text:p>0.4447082643</text:p>
          </table:table-cell>
          <table:table-cell table:formula="of:=(RAND()-0.5)*[.$H$26]" office:value-type="float" office:value="-0.267580253033619" calcext:value-type="float">
            <text:p>-0.267580253</text:p>
          </table:table-cell>
          <table:table-cell table:formula="of:=(RAND()-0.5)*[.$H$26]" office:value-type="float" office:value="-0.749427225124471" calcext:value-type="float">
            <text:p>-0.7494272251</text:p>
          </table:table-cell>
          <table:table-cell table:formula="of:=(RAND()-0.5)*[.$H$26]" office:value-type="float" office:value="-0.0118567252190951" calcext:value-type="float">
            <text:p>-0.0118567252</text:p>
          </table:table-cell>
          <table:table-cell table:formula="of:=(RAND()-0.5)*[.$H$26]" office:value-type="float" office:value="-0.966838925635407" calcext:value-type="float">
            <text:p>-0.9668389256</text:p>
          </table:table-cell>
          <table:table-cell table:formula="of:=(RAND()-0.5)*[.$H$26]" office:value-type="float" office:value="-0.988868055584629" calcext:value-type="float">
            <text:p>-0.9888680556</text:p>
          </table:table-cell>
          <table:table-cell table:formula="of:=(RAND()-0.5)*[.$H$26]" office:value-type="float" office:value="0.338865029564833" calcext:value-type="float">
            <text:p>0.3388650296</text:p>
          </table:table-cell>
          <table:table-cell table:formula="of:=(RAND()-0.5)*[.$H$26]" office:value-type="float" office:value="-0.676906127179723" calcext:value-type="float">
            <text:p>-0.6769061272</text:p>
          </table:table-cell>
          <table:table-cell table:formula="of:=(RAND()-0.5)*[.$H$26]" office:value-type="float" office:value="-0.626629600591539" calcext:value-type="float">
            <text:p>-0.6266296006</text:p>
          </table:table-cell>
          <table:table-cell table:formula="of:=(RAND()-0.5)*[.$H$26]" office:value-type="float" office:value="-0.100508851243255" calcext:value-type="float">
            <text:p>-0.1005088512</text:p>
          </table:table-cell>
        </table:table-row>
        <table:table-row table:style-name="ro1">
          <table:table-cell/>
          <table:table-cell table:formula="of:=(RAND()-0.5)*[.$H$26]" office:value-type="float" office:value="-0.227287902471295" calcext:value-type="float">
            <text:p>-0.2272879025</text:p>
          </table:table-cell>
          <table:table-cell table:formula="of:=(RAND()-0.5)*[.$H$26]" office:value-type="float" office:value="-0.570426789141443" calcext:value-type="float">
            <text:p>-0.5704267891</text:p>
          </table:table-cell>
          <table:table-cell table:number-columns-repeated="7"/>
          <table:table-cell table:formula="of:=(RAND()-0.5)*[.$H$17]" office:value-type="float" office:value="-0.543675048444202" calcext:value-type="float">
            <text:p>-0.5436750484</text:p>
          </table:table-cell>
          <table:table-cell table:formula="of:=(RAND()-0.5)*[.$H$17]" office:value-type="float" office:value="-0.0161968336239938" calcext:value-type="float">
            <text:p>-0.0161968336</text:p>
          </table:table-cell>
          <table:table-cell table:formula="of:=(RAND()-0.5)*[.$H$17]" office:value-type="float" office:value="-0.105451587904361" calcext:value-type="float">
            <text:p>-0.1054515879</text:p>
          </table:table-cell>
          <table:table-cell table:formula="of:=(RAND()-0.5)*[.$H$17]" office:value-type="float" office:value="0.169532217441844" calcext:value-type="float">
            <text:p>0.1695322174</text:p>
          </table:table-cell>
          <table:table-cell table:formula="of:=(RAND()-0.5)*[.$H$17]" office:value-type="float" office:value="-0.700775189063794" calcext:value-type="float">
            <text:p>-0.7007751891</text:p>
          </table:table-cell>
          <table:table-cell table:formula="of:=(RAND()-0.5)*[.$H$17]" office:value-type="float" office:value="0.685594324696984" calcext:value-type="float">
            <text:p>0.6855943247</text:p>
          </table:table-cell>
          <table:table-cell table:formula="of:=(RAND()-0.5)*[.$H$17]" office:value-type="float" office:value="0.758003466641464" calcext:value-type="float">
            <text:p>0.7580034666</text:p>
          </table:table-cell>
          <table:table-cell table:formula="of:=(RAND()-0.5)*[.$H$17]" office:value-type="float" office:value="0.379580473619503" calcext:value-type="float">
            <text:p>0.3795804736</text:p>
          </table:table-cell>
          <table:table-cell table:formula="of:=(RAND()-0.5)*[.$H$17]" office:value-type="float" office:value="-0.104959308494668" calcext:value-type="float">
            <text:p>-0.1049593085</text:p>
          </table:table-cell>
          <table:table-cell table:formula="of:=(RAND()-0.5)*[.$H$17]" office:value-type="float" office:value="0.290574320274603" calcext:value-type="float">
            <text:p>0.2905743203</text:p>
          </table:table-cell>
          <table:table-cell table:number-columns-repeated="3"/>
          <table:table-cell table:formula="of:=(RAND()-0.5)*[.$H$26]" office:value-type="float" office:value="-0.539838267746908" calcext:value-type="float">
            <text:p>-0.5398382677</text:p>
          </table:table-cell>
          <table:table-cell table:formula="of:=(RAND()-0.5)*[.$H$26]" office:value-type="float" office:value="-0.65361030106541" calcext:value-type="float">
            <text:p>-0.6536103011</text:p>
          </table:table-cell>
          <table:table-cell table:formula="of:=(RAND()-0.5)*[.$H$26]" office:value-type="float" office:value="0.304622710847997" calcext:value-type="float">
            <text:p>0.3046227108</text:p>
          </table:table-cell>
          <table:table-cell table:formula="of:=(RAND()-0.5)*[.$H$26]" office:value-type="float" office:value="0.474858434976275" calcext:value-type="float">
            <text:p>0.474858435</text:p>
          </table:table-cell>
          <table:table-cell table:formula="of:=(RAND()-0.5)*[.$H$26]" office:value-type="float" office:value="0.501838171715609" calcext:value-type="float">
            <text:p>0.5018381717</text:p>
          </table:table-cell>
          <table:table-cell table:formula="of:=(RAND()-0.5)*[.$H$26]" office:value-type="float" office:value="-0.24282874438548" calcext:value-type="float">
            <text:p>-0.2428287444</text:p>
          </table:table-cell>
          <table:table-cell table:formula="of:=(RAND()-0.5)*[.$H$26]" office:value-type="float" office:value="-0.32605155332467" calcext:value-type="float">
            <text:p>-0.3260515533</text:p>
          </table:table-cell>
          <table:table-cell table:formula="of:=(RAND()-0.5)*[.$H$26]" office:value-type="float" office:value="0.533611067250092" calcext:value-type="float">
            <text:p>0.5336110673</text:p>
          </table:table-cell>
          <table:table-cell table:formula="of:=(RAND()-0.5)*[.$H$26]" office:value-type="float" office:value="-0.586045724484757" calcext:value-type="float">
            <text:p>-0.5860457245</text:p>
          </table:table-cell>
          <table:table-cell table:formula="of:=(RAND()-0.5)*[.$H$26]" office:value-type="float" office:value="0.158320095021313" calcext:value-type="float">
            <text:p>0.158320095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42382980015129" calcext:value-type="float">
            <text:p>-0.4238298002</text:p>
          </table:table-cell>
          <table:table-cell table:formula="of:=(RAND()-0.5)*[.$H$17]" office:value-type="float" office:value="0.418777124743363" calcext:value-type="float">
            <text:p>0.4187771247</text:p>
          </table:table-cell>
          <table:table-cell table:formula="of:=(RAND()-0.5)*[.$H$17]" office:value-type="float" office:value="-0.0422276679110696" calcext:value-type="float">
            <text:p>-0.0422276679</text:p>
          </table:table-cell>
          <table:table-cell table:formula="of:=(RAND()-0.5)*[.$H$17]" office:value-type="float" office:value="0.453087951044206" calcext:value-type="float">
            <text:p>0.453087951</text:p>
          </table:table-cell>
          <table:table-cell table:formula="of:=(RAND()-0.5)*[.$H$17]" office:value-type="float" office:value="-0.368817495171819" calcext:value-type="float">
            <text:p>-0.3688174952</text:p>
          </table:table-cell>
          <table:table-cell table:formula="of:=(RAND()-0.5)*[.$H$17]" office:value-type="float" office:value="-0.688383696972484" calcext:value-type="float">
            <text:p>-0.688383697</text:p>
          </table:table-cell>
          <table:table-cell table:formula="of:=(RAND()-0.5)*[.$H$17]" office:value-type="float" office:value="-0.622813682970699" calcext:value-type="float">
            <text:p>-0.622813683</text:p>
          </table:table-cell>
          <table:table-cell table:formula="of:=(RAND()-0.5)*[.$H$17]" office:value-type="float" office:value="-0.105814620833751" calcext:value-type="float">
            <text:p>-0.1058146208</text:p>
          </table:table-cell>
          <table:table-cell table:formula="of:=(RAND()-0.5)*[.$H$17]" office:value-type="float" office:value="0.854812426145784" calcext:value-type="float">
            <text:p>0.8548124261</text:p>
          </table:table-cell>
          <table:table-cell table:formula="of:=(RAND()-0.5)*[.$H$17]" office:value-type="float" office:value="-0.242941894250118" calcext:value-type="float">
            <text:p>-0.2429418943</text:p>
          </table:table-cell>
          <table:table-cell table:number-columns-repeated="3"/>
          <table:table-cell table:formula="of:=(RAND()-0.5)*[.$H$26]" office:value-type="float" office:value="-0.662679310134201" calcext:value-type="float">
            <text:p>-0.6626793101</text:p>
          </table:table-cell>
          <table:table-cell table:formula="of:=(RAND()-0.5)*[.$H$26]" office:value-type="float" office:value="0.311128555706778" calcext:value-type="float">
            <text:p>0.3111285557</text:p>
          </table:table-cell>
          <table:table-cell table:formula="of:=(RAND()-0.5)*[.$H$26]" office:value-type="float" office:value="0.249327447574445" calcext:value-type="float">
            <text:p>0.2493274476</text:p>
          </table:table-cell>
          <table:table-cell table:formula="of:=(RAND()-0.5)*[.$H$26]" office:value-type="float" office:value="0.772900929776721" calcext:value-type="float">
            <text:p>0.7729009298</text:p>
          </table:table-cell>
          <table:table-cell table:formula="of:=(RAND()-0.5)*[.$H$26]" office:value-type="float" office:value="0.262506203678807" calcext:value-type="float">
            <text:p>0.2625062037</text:p>
          </table:table-cell>
          <table:table-cell table:formula="of:=(RAND()-0.5)*[.$H$26]" office:value-type="float" office:value="0.0948290411166857" calcext:value-type="float">
            <text:p>0.0948290411</text:p>
          </table:table-cell>
          <table:table-cell table:formula="of:=(RAND()-0.5)*[.$H$26]" office:value-type="float" office:value="0.911629844572625" calcext:value-type="float">
            <text:p>0.9116298446</text:p>
          </table:table-cell>
          <table:table-cell table:formula="of:=(RAND()-0.5)*[.$H$26]" office:value-type="float" office:value="0.406277873307673" calcext:value-type="float">
            <text:p>0.4062778733</text:p>
          </table:table-cell>
          <table:table-cell table:formula="of:=(RAND()-0.5)*[.$H$26]" office:value-type="float" office:value="0.124189577539633" calcext:value-type="float">
            <text:p>0.1241895775</text:p>
          </table:table-cell>
          <table:table-cell table:formula="of:=(RAND()-0.5)*[.$H$26]" office:value-type="float" office:value="0.0419217750063323" calcext:value-type="float">
            <text:p>0.041921775</text:p>
          </table:table-cell>
        </table:table-row>
        <table:table-row table:style-name="ro1">
          <table:table-cell/>
          <table:table-cell table:style-name="ce1" office:value-type="string" calcext:value-type="string">
            <text:p>Activations Output</text:p>
          </table:table-cell>
          <table:table-cell table:number-columns-repeated="8"/>
          <table:table-cell table:formula="of:=(RAND()-0.5)*[.$H$17]" office:value-type="float" office:value="-0.22070601616079" calcext:value-type="float">
            <text:p>-0.2207060162</text:p>
          </table:table-cell>
          <table:table-cell table:formula="of:=(RAND()-0.5)*[.$H$17]" office:value-type="float" office:value="0.799904615664853" calcext:value-type="float">
            <text:p>0.7999046157</text:p>
          </table:table-cell>
          <table:table-cell table:formula="of:=(RAND()-0.5)*[.$H$17]" office:value-type="float" office:value="-0.861877796465247" calcext:value-type="float">
            <text:p>-0.8618777965</text:p>
          </table:table-cell>
          <table:table-cell table:formula="of:=(RAND()-0.5)*[.$H$17]" office:value-type="float" office:value="0.409722948898735" calcext:value-type="float">
            <text:p>0.4097229489</text:p>
          </table:table-cell>
          <table:table-cell table:formula="of:=(RAND()-0.5)*[.$H$17]" office:value-type="float" office:value="0.510158905701909" calcext:value-type="float">
            <text:p>0.5101589057</text:p>
          </table:table-cell>
          <table:table-cell table:formula="of:=(RAND()-0.5)*[.$H$17]" office:value-type="float" office:value="0.38660836852581" calcext:value-type="float">
            <text:p>0.3866083685</text:p>
          </table:table-cell>
          <table:table-cell table:formula="of:=(RAND()-0.5)*[.$H$17]" office:value-type="float" office:value="-0.285429635845568" calcext:value-type="float">
            <text:p>-0.2854296358</text:p>
          </table:table-cell>
          <table:table-cell table:formula="of:=(RAND()-0.5)*[.$H$17]" office:value-type="float" office:value="-0.84019931171931" calcext:value-type="float">
            <text:p>-0.8401993117</text:p>
          </table:table-cell>
          <table:table-cell table:formula="of:=(RAND()-0.5)*[.$H$17]" office:value-type="float" office:value="0.544762164475452" calcext:value-type="float">
            <text:p>0.5447621645</text:p>
          </table:table-cell>
          <table:table-cell table:formula="of:=(RAND()-0.5)*[.$H$17]" office:value-type="float" office:value="0.431918171423344" calcext:value-type="float">
            <text:p>0.4319181714</text:p>
          </table:table-cell>
          <table:table-cell table:number-columns-repeated="3"/>
          <table:table-cell table:formula="of:=(RAND()-0.5)*[.$H$26]" office:value-type="float" office:value="-0.717344000225449" calcext:value-type="float">
            <text:p>-0.7173440002</text:p>
          </table:table-cell>
          <table:table-cell table:formula="of:=(RAND()-0.5)*[.$H$26]" office:value-type="float" office:value="-0.817852767118421" calcext:value-type="float">
            <text:p>-0.8178527671</text:p>
          </table:table-cell>
          <table:table-cell table:formula="of:=(RAND()-0.5)*[.$H$26]" office:value-type="float" office:value="-0.620768094612268" calcext:value-type="float">
            <text:p>-0.6207680946</text:p>
          </table:table-cell>
          <table:table-cell table:formula="of:=(RAND()-0.5)*[.$H$26]" office:value-type="float" office:value="0.265825763262924" calcext:value-type="float">
            <text:p>0.2658257633</text:p>
          </table:table-cell>
          <table:table-cell table:formula="of:=(RAND()-0.5)*[.$H$26]" office:value-type="float" office:value="-0.566794087853665" calcext:value-type="float">
            <text:p>-0.5667940879</text:p>
          </table:table-cell>
          <table:table-cell table:formula="of:=(RAND()-0.5)*[.$H$26]" office:value-type="float" office:value="0.887839014853245" calcext:value-type="float">
            <text:p>0.8878390149</text:p>
          </table:table-cell>
          <table:table-cell table:formula="of:=(RAND()-0.5)*[.$H$26]" office:value-type="float" office:value="-0.885139313193372" calcext:value-type="float">
            <text:p>-0.8851393132</text:p>
          </table:table-cell>
          <table:table-cell table:formula="of:=(RAND()-0.5)*[.$H$26]" office:value-type="float" office:value="-0.327476579953241" calcext:value-type="float">
            <text:p>-0.32747658</text:p>
          </table:table-cell>
          <table:table-cell table:formula="of:=(RAND()-0.5)*[.$H$26]" office:value-type="float" office:value="0.770821971860491" calcext:value-type="float">
            <text:p>0.7708219719</text:p>
          </table:table-cell>
          <table:table-cell table:formula="of:=(RAND()-0.5)*[.$H$26]" office:value-type="float" office:value="0.655724807743957" calcext:value-type="float">
            <text:p>0.6557248077</text:p>
          </table:table-cell>
        </table:table-row>
        <table:table-row table:style-name="ro1">
          <table:table-cell/>
          <table:table-cell table:formula="of:=MMULT([.B21:.E21];[.B24:.B27])" office:value-type="float" office:value="1.31837414538454" calcext:value-type="float">
            <text:p>1.3183741454</text:p>
          </table:table-cell>
          <table:table-cell table:formula="of:=MMULT([.B21:.E21];[.C24:.C27])" office:value-type="float" office:value="-0.254619073473949" calcext:value-type="float">
            <text:p>-0.2546190735</text:p>
          </table:table-cell>
          <table:table-cell table:number-columns-repeated="7"/>
          <table:table-cell table:formula="of:=(RAND()-0.5)*[.$H$17]" office:value-type="float" office:value="0.158945455117165" calcext:value-type="float">
            <text:p>0.1589454551</text:p>
          </table:table-cell>
          <table:table-cell table:formula="of:=(RAND()-0.5)*[.$H$17]" office:value-type="float" office:value="0.855427715045438" calcext:value-type="float">
            <text:p>0.855427715</text:p>
          </table:table-cell>
          <table:table-cell table:formula="of:=(RAND()-0.5)*[.$H$17]" office:value-type="float" office:value="0.359741092079929" calcext:value-type="float">
            <text:p>0.3597410921</text:p>
          </table:table-cell>
          <table:table-cell table:formula="of:=(RAND()-0.5)*[.$H$17]" office:value-type="float" office:value="-0.067795912195685" calcext:value-type="float">
            <text:p>-0.0677959122</text:p>
          </table:table-cell>
          <table:table-cell table:formula="of:=(RAND()-0.5)*[.$H$17]" office:value-type="float" office:value="0.81766081146738" calcext:value-type="float">
            <text:p>0.8176608115</text:p>
          </table:table-cell>
          <table:table-cell table:formula="of:=(RAND()-0.5)*[.$H$17]" office:value-type="float" office:value="-0.147553838156557" calcext:value-type="float">
            <text:p>-0.1475538382</text:p>
          </table:table-cell>
          <table:table-cell table:formula="of:=(RAND()-0.5)*[.$H$17]" office:value-type="float" office:value="-0.552905259039846" calcext:value-type="float">
            <text:p>-0.552905259</text:p>
          </table:table-cell>
          <table:table-cell table:formula="of:=(RAND()-0.5)*[.$H$17]" office:value-type="float" office:value="-0.558522328568898" calcext:value-type="float">
            <text:p>-0.5585223286</text:p>
          </table:table-cell>
          <table:table-cell table:formula="of:=(RAND()-0.5)*[.$H$17]" office:value-type="float" office:value="-0.272308244839562" calcext:value-type="float">
            <text:p>-0.2723082448</text:p>
          </table:table-cell>
          <table:table-cell table:formula="of:=(RAND()-0.5)*[.$H$17]" office:value-type="float" office:value="0.101906717678066" calcext:value-type="float">
            <text:p>0.1019067177</text:p>
          </table:table-cell>
          <table:table-cell table:number-columns-repeated="3"/>
          <table:table-cell table:formula="of:=(RAND()-0.5)*[.$H$26]" office:value-type="float" office:value="0.37512072547518" calcext:value-type="float">
            <text:p>0.3751207255</text:p>
          </table:table-cell>
          <table:table-cell table:formula="of:=(RAND()-0.5)*[.$H$26]" office:value-type="float" office:value="-0.0563628325473378" calcext:value-type="float">
            <text:p>-0.0563628325</text:p>
          </table:table-cell>
          <table:table-cell table:formula="of:=(RAND()-0.5)*[.$H$26]" office:value-type="float" office:value="0.808112488626598" calcext:value-type="float">
            <text:p>0.8081124886</text:p>
          </table:table-cell>
          <table:table-cell table:formula="of:=(RAND()-0.5)*[.$H$26]" office:value-type="float" office:value="-0.597717684913152" calcext:value-type="float">
            <text:p>-0.5977176849</text:p>
          </table:table-cell>
          <table:table-cell table:formula="of:=(RAND()-0.5)*[.$H$26]" office:value-type="float" office:value="-0.516277700191904" calcext:value-type="float">
            <text:p>-0.5162777002</text:p>
          </table:table-cell>
          <table:table-cell table:formula="of:=(RAND()-0.5)*[.$H$26]" office:value-type="float" office:value="-0.657633801293496" calcext:value-type="float">
            <text:p>-0.6576338013</text:p>
          </table:table-cell>
          <table:table-cell table:formula="of:=(RAND()-0.5)*[.$H$26]" office:value-type="float" office:value="0.0815417727220808" calcext:value-type="float">
            <text:p>0.0815417727</text:p>
          </table:table-cell>
          <table:table-cell table:formula="of:=(RAND()-0.5)*[.$H$26]" office:value-type="float" office:value="0.208590176632669" calcext:value-type="float">
            <text:p>0.2085901766</text:p>
          </table:table-cell>
          <table:table-cell table:formula="of:=(RAND()-0.5)*[.$H$26]" office:value-type="float" office:value="0.214925921392264" calcext:value-type="float">
            <text:p>0.2149259214</text:p>
          </table:table-cell>
          <table:table-cell table:formula="of:=(RAND()-0.5)*[.$H$26]" office:value-type="float" office:value="0.711268086393303" calcext:value-type="float">
            <text:p>0.7112680864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198598575788222" calcext:value-type="float">
            <text:p>0.1985985758</text:p>
          </table:table-cell>
          <table:table-cell table:formula="of:=(RAND()-0.5)*[.$H$17]" office:value-type="float" office:value="-0.368184981986068" calcext:value-type="float">
            <text:p>-0.368184982</text:p>
          </table:table-cell>
          <table:table-cell table:formula="of:=(RAND()-0.5)*[.$H$17]" office:value-type="float" office:value="0.250055830088206" calcext:value-type="float">
            <text:p>0.2500558301</text:p>
          </table:table-cell>
          <table:table-cell table:formula="of:=(RAND()-0.5)*[.$H$17]" office:value-type="float" office:value="0.216848773068017" calcext:value-type="float">
            <text:p>0.2168487731</text:p>
          </table:table-cell>
          <table:table-cell table:formula="of:=(RAND()-0.5)*[.$H$17]" office:value-type="float" office:value="0.127738191050051" calcext:value-type="float">
            <text:p>0.1277381911</text:p>
          </table:table-cell>
          <table:table-cell table:formula="of:=(RAND()-0.5)*[.$H$17]" office:value-type="float" office:value="-0.499623795972206" calcext:value-type="float">
            <text:p>-0.499623796</text:p>
          </table:table-cell>
          <table:table-cell table:formula="of:=(RAND()-0.5)*[.$H$17]" office:value-type="float" office:value="0.859171556905188" calcext:value-type="float">
            <text:p>0.8591715569</text:p>
          </table:table-cell>
          <table:table-cell table:formula="of:=(RAND()-0.5)*[.$H$17]" office:value-type="float" office:value="-0.739678981703556" calcext:value-type="float">
            <text:p>-0.7396789817</text:p>
          </table:table-cell>
          <table:table-cell table:formula="of:=(RAND()-0.5)*[.$H$17]" office:value-type="float" office:value="-0.612086482289786" calcext:value-type="float">
            <text:p>-0.6120864823</text:p>
          </table:table-cell>
          <table:table-cell table:formula="of:=(RAND()-0.5)*[.$H$17]" office:value-type="float" office:value="-0.680362752882358" calcext:value-type="float">
            <text:p>-0.6803627529</text:p>
          </table:table-cell>
          <table:table-cell table:number-columns-repeated="3"/>
          <table:table-cell table:formula="of:=(RAND()-0.5)*[.$H$26]" office:value-type="float" office:value="-0.874279589146688" calcext:value-type="float">
            <text:p>-0.8742795891</text:p>
          </table:table-cell>
          <table:table-cell table:formula="of:=(RAND()-0.5)*[.$H$26]" office:value-type="float" office:value="-0.718730552141122" calcext:value-type="float">
            <text:p>-0.7187305521</text:p>
          </table:table-cell>
          <table:table-cell table:formula="of:=(RAND()-0.5)*[.$H$26]" office:value-type="float" office:value="0.15882293577727" calcext:value-type="float">
            <text:p>0.1588229358</text:p>
          </table:table-cell>
          <table:table-cell table:formula="of:=(RAND()-0.5)*[.$H$26]" office:value-type="float" office:value="0.798243288916448" calcext:value-type="float">
            <text:p>0.7982432889</text:p>
          </table:table-cell>
          <table:table-cell table:formula="of:=(RAND()-0.5)*[.$H$26]" office:value-type="float" office:value="0.421051020086999" calcext:value-type="float">
            <text:p>0.4210510201</text:p>
          </table:table-cell>
          <table:table-cell table:formula="of:=(RAND()-0.5)*[.$H$26]" office:value-type="float" office:value="-0.489061518432376" calcext:value-type="float">
            <text:p>-0.4890615184</text:p>
          </table:table-cell>
          <table:table-cell table:formula="of:=(RAND()-0.5)*[.$H$26]" office:value-type="float" office:value="-0.126127470468692" calcext:value-type="float">
            <text:p>-0.1261274705</text:p>
          </table:table-cell>
          <table:table-cell table:formula="of:=(RAND()-0.5)*[.$H$26]" office:value-type="float" office:value="-0.557746898748396" calcext:value-type="float">
            <text:p>-0.5577468987</text:p>
          </table:table-cell>
          <table:table-cell table:formula="of:=(RAND()-0.5)*[.$H$26]" office:value-type="float" office:value="0.30147640246946" calcext:value-type="float">
            <text:p>0.3014764025</text:p>
          </table:table-cell>
          <table:table-cell table:formula="of:=(RAND()-0.5)*[.$H$26]" office:value-type="float" office:value="0.83721002402707" calcext:value-type="float">
            <text:p>0.837210024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682498687499608" calcext:value-type="float">
            <text:p>0.6824986875</text:p>
          </table:table-cell>
          <table:table-cell table:formula="of:=(RAND()-0.5)*[.$H$17]" office:value-type="float" office:value="0.541891635548373" calcext:value-type="float">
            <text:p>0.5418916355</text:p>
          </table:table-cell>
          <table:table-cell table:formula="of:=(RAND()-0.5)*[.$H$17]" office:value-type="float" office:value="-0.0140706331214772" calcext:value-type="float">
            <text:p>-0.0140706331</text:p>
          </table:table-cell>
          <table:table-cell table:formula="of:=(RAND()-0.5)*[.$H$17]" office:value-type="float" office:value="0.509717282770057" calcext:value-type="float">
            <text:p>0.5097172828</text:p>
          </table:table-cell>
          <table:table-cell table:formula="of:=(RAND()-0.5)*[.$H$17]" office:value-type="float" office:value="0.410703612385025" calcext:value-type="float">
            <text:p>0.4107036124</text:p>
          </table:table-cell>
          <table:table-cell table:formula="of:=(RAND()-0.5)*[.$H$17]" office:value-type="float" office:value="-0.292753285820774" calcext:value-type="float">
            <text:p>-0.2927532858</text:p>
          </table:table-cell>
          <table:table-cell table:formula="of:=(RAND()-0.5)*[.$H$17]" office:value-type="float" office:value="0.326848772935829" calcext:value-type="float">
            <text:p>0.3268487729</text:p>
          </table:table-cell>
          <table:table-cell table:formula="of:=(RAND()-0.5)*[.$H$17]" office:value-type="float" office:value="0.579536164356532" calcext:value-type="float">
            <text:p>0.5795361644</text:p>
          </table:table-cell>
          <table:table-cell table:formula="of:=(RAND()-0.5)*[.$H$17]" office:value-type="float" office:value="0.619961113062805" calcext:value-type="float">
            <text:p>0.6199611131</text:p>
          </table:table-cell>
          <table:table-cell table:formula="of:=(RAND()-0.5)*[.$H$17]" office:value-type="float" office:value="0.694661180719225" calcext:value-type="float">
            <text:p>0.6946611807</text:p>
          </table:table-cell>
          <table:table-cell table:number-columns-repeated="3"/>
          <table:table-cell table:formula="of:=(RAND()-0.5)*[.$H$26]" office:value-type="float" office:value="0.646719445800163" calcext:value-type="float">
            <text:p>0.6467194458</text:p>
          </table:table-cell>
          <table:table-cell table:formula="of:=(RAND()-0.5)*[.$H$26]" office:value-type="float" office:value="-0.714585662439402" calcext:value-type="float">
            <text:p>-0.7145856624</text:p>
          </table:table-cell>
          <table:table-cell table:formula="of:=(RAND()-0.5)*[.$H$26]" office:value-type="float" office:value="-0.403146524136814" calcext:value-type="float">
            <text:p>-0.4031465241</text:p>
          </table:table-cell>
          <table:table-cell table:formula="of:=(RAND()-0.5)*[.$H$26]" office:value-type="float" office:value="-0.0077834867413632" calcext:value-type="float">
            <text:p>-0.0077834867</text:p>
          </table:table-cell>
          <table:table-cell table:formula="of:=(RAND()-0.5)*[.$H$26]" office:value-type="float" office:value="-0.685700849752615" calcext:value-type="float">
            <text:p>-0.6857008498</text:p>
          </table:table-cell>
          <table:table-cell table:formula="of:=(RAND()-0.5)*[.$H$26]" office:value-type="float" office:value="-0.516028166999838" calcext:value-type="float">
            <text:p>-0.516028167</text:p>
          </table:table-cell>
          <table:table-cell table:formula="of:=(RAND()-0.5)*[.$H$26]" office:value-type="float" office:value="0.608412178296028" calcext:value-type="float">
            <text:p>0.6084121783</text:p>
          </table:table-cell>
          <table:table-cell table:formula="of:=(RAND()-0.5)*[.$H$26]" office:value-type="float" office:value="0.221332236439441" calcext:value-type="float">
            <text:p>0.2213322364</text:p>
          </table:table-cell>
          <table:table-cell table:formula="of:=(RAND()-0.5)*[.$H$26]" office:value-type="float" office:value="-0.861828713258949" calcext:value-type="float">
            <text:p>-0.8618287133</text:p>
          </table:table-cell>
          <table:table-cell table:formula="of:=(RAND()-0.5)*[.$H$26]" office:value-type="float" office:value="0.51852572459177" calcext:value-type="float">
            <text:p>0.5185257246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282315538802574" calcext:value-type="float">
            <text:p>0.2823155388</text:p>
          </table:table-cell>
          <table:table-cell table:formula="of:=(RAND()-0.5)*[.$H$17]" office:value-type="float" office:value="0.77500235947062" calcext:value-type="float">
            <text:p>0.7750023595</text:p>
          </table:table-cell>
          <table:table-cell table:formula="of:=(RAND()-0.5)*[.$H$17]" office:value-type="float" office:value="0.632671698314993" calcext:value-type="float">
            <text:p>0.6326716983</text:p>
          </table:table-cell>
          <table:table-cell table:formula="of:=(RAND()-0.5)*[.$H$17]" office:value-type="float" office:value="-0.810284229861654" calcext:value-type="float">
            <text:p>-0.8102842299</text:p>
          </table:table-cell>
          <table:table-cell table:formula="of:=(RAND()-0.5)*[.$H$17]" office:value-type="float" office:value="-0.28663844779591" calcext:value-type="float">
            <text:p>-0.2866384478</text:p>
          </table:table-cell>
          <table:table-cell table:formula="of:=(RAND()-0.5)*[.$H$17]" office:value-type="float" office:value="-0.18852271516168" calcext:value-type="float">
            <text:p>-0.1885227152</text:p>
          </table:table-cell>
          <table:table-cell table:formula="of:=(RAND()-0.5)*[.$H$17]" office:value-type="float" office:value="-0.423288674483203" calcext:value-type="float">
            <text:p>-0.4232886745</text:p>
          </table:table-cell>
          <table:table-cell table:formula="of:=(RAND()-0.5)*[.$H$17]" office:value-type="float" office:value="-0.538592610805413" calcext:value-type="float">
            <text:p>-0.5385926108</text:p>
          </table:table-cell>
          <table:table-cell table:formula="of:=(RAND()-0.5)*[.$H$17]" office:value-type="float" office:value="-0.377228103218219" calcext:value-type="float">
            <text:p>-0.3772281032</text:p>
          </table:table-cell>
          <table:table-cell table:formula="of:=(RAND()-0.5)*[.$H$17]" office:value-type="float" office:value="-0.272159734506296" calcext:value-type="float">
            <text:p>-0.2721597345</text:p>
          </table:table-cell>
          <table:table-cell table:number-columns-repeated="3"/>
          <table:table-cell table:formula="of:=(RAND()-0.5)*[.$H$26]" office:value-type="float" office:value="-0.196342515470251" calcext:value-type="float">
            <text:p>-0.1963425155</text:p>
          </table:table-cell>
          <table:table-cell table:formula="of:=(RAND()-0.5)*[.$H$26]" office:value-type="float" office:value="0.24977058147579" calcext:value-type="float">
            <text:p>0.2497705815</text:p>
          </table:table-cell>
          <table:table-cell table:formula="of:=(RAND()-0.5)*[.$H$26]" office:value-type="float" office:value="-0.171275295064979" calcext:value-type="float">
            <text:p>-0.1712752951</text:p>
          </table:table-cell>
          <table:table-cell table:formula="of:=(RAND()-0.5)*[.$H$26]" office:value-type="float" office:value="0.671362378150901" calcext:value-type="float">
            <text:p>0.6713623782</text:p>
          </table:table-cell>
          <table:table-cell table:formula="of:=(RAND()-0.5)*[.$H$26]" office:value-type="float" office:value="-0.538217799112998" calcext:value-type="float">
            <text:p>-0.5382177991</text:p>
          </table:table-cell>
          <table:table-cell table:formula="of:=(RAND()-0.5)*[.$H$26]" office:value-type="float" office:value="0.746610493298368" calcext:value-type="float">
            <text:p>0.7466104933</text:p>
          </table:table-cell>
          <table:table-cell table:formula="of:=(RAND()-0.5)*[.$H$26]" office:value-type="float" office:value="-0.934915259790016" calcext:value-type="float">
            <text:p>-0.9349152598</text:p>
          </table:table-cell>
          <table:table-cell table:formula="of:=(RAND()-0.5)*[.$H$26]" office:value-type="float" office:value="0.152879875269044" calcext:value-type="float">
            <text:p>0.1528798753</text:p>
          </table:table-cell>
          <table:table-cell table:formula="of:=(RAND()-0.5)*[.$H$26]" office:value-type="float" office:value="-0.751542286057257" calcext:value-type="float">
            <text:p>-0.7515422861</text:p>
          </table:table-cell>
          <table:table-cell table:formula="of:=(RAND()-0.5)*[.$H$26]" office:value-type="float" office:value="0.828375115206631" calcext:value-type="float">
            <text:p>0.8283751152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734570221354382" calcext:value-type="float">
            <text:p>-0.7345702214</text:p>
          </table:table-cell>
          <table:table-cell table:formula="of:=(RAND()-0.5)*[.$H$17]" office:value-type="float" office:value="0.479239519170112" calcext:value-type="float">
            <text:p>0.4792395192</text:p>
          </table:table-cell>
          <table:table-cell table:formula="of:=(RAND()-0.5)*[.$H$17]" office:value-type="float" office:value="-0.711304720371424" calcext:value-type="float">
            <text:p>-0.7113047204</text:p>
          </table:table-cell>
          <table:table-cell table:formula="of:=(RAND()-0.5)*[.$H$17]" office:value-type="float" office:value="0.741643634791037" calcext:value-type="float">
            <text:p>0.7416436348</text:p>
          </table:table-cell>
          <table:table-cell table:formula="of:=(RAND()-0.5)*[.$H$17]" office:value-type="float" office:value="-0.177494956555609" calcext:value-type="float">
            <text:p>-0.1774949566</text:p>
          </table:table-cell>
          <table:table-cell table:formula="of:=(RAND()-0.5)*[.$H$17]" office:value-type="float" office:value="-0.0492993714845484" calcext:value-type="float">
            <text:p>-0.0492993715</text:p>
          </table:table-cell>
          <table:table-cell table:formula="of:=(RAND()-0.5)*[.$H$17]" office:value-type="float" office:value="0.247870481009185" calcext:value-type="float">
            <text:p>0.247870481</text:p>
          </table:table-cell>
          <table:table-cell table:formula="of:=(RAND()-0.5)*[.$H$17]" office:value-type="float" office:value="-0.223317466793826" calcext:value-type="float">
            <text:p>-0.2233174668</text:p>
          </table:table-cell>
          <table:table-cell table:formula="of:=(RAND()-0.5)*[.$H$17]" office:value-type="float" office:value="-0.157838699083988" calcext:value-type="float">
            <text:p>-0.1578386991</text:p>
          </table:table-cell>
          <table:table-cell table:formula="of:=(RAND()-0.5)*[.$H$17]" office:value-type="float" office:value="0.562789612196278" calcext:value-type="float">
            <text:p>0.5627896122</text:p>
          </table:table-cell>
          <table:table-cell table:number-columns-repeated="3"/>
          <table:table-cell table:formula="of:=(RAND()-0.5)*[.$H$26]" office:value-type="float" office:value="0.389007710275416" calcext:value-type="float">
            <text:p>0.3890077103</text:p>
          </table:table-cell>
          <table:table-cell table:formula="of:=(RAND()-0.5)*[.$H$26]" office:value-type="float" office:value="0.614211862310475" calcext:value-type="float">
            <text:p>0.6142118623</text:p>
          </table:table-cell>
          <table:table-cell table:formula="of:=(RAND()-0.5)*[.$H$26]" office:value-type="float" office:value="0.423098780082329" calcext:value-type="float">
            <text:p>0.4230987801</text:p>
          </table:table-cell>
          <table:table-cell table:formula="of:=(RAND()-0.5)*[.$H$26]" office:value-type="float" office:value="-0.873043352281748" calcext:value-type="float">
            <text:p>-0.8730433523</text:p>
          </table:table-cell>
          <table:table-cell table:formula="of:=(RAND()-0.5)*[.$H$26]" office:value-type="float" office:value="-0.413383117170231" calcext:value-type="float">
            <text:p>-0.4133831172</text:p>
          </table:table-cell>
          <table:table-cell table:formula="of:=(RAND()-0.5)*[.$H$26]" office:value-type="float" office:value="0.313789262024518" calcext:value-type="float">
            <text:p>0.313789262</text:p>
          </table:table-cell>
          <table:table-cell table:formula="of:=(RAND()-0.5)*[.$H$26]" office:value-type="float" office:value="-0.880063161576552" calcext:value-type="float">
            <text:p>-0.8800631616</text:p>
          </table:table-cell>
          <table:table-cell table:formula="of:=(RAND()-0.5)*[.$H$26]" office:value-type="float" office:value="-0.326164750730461" calcext:value-type="float">
            <text:p>-0.3261647507</text:p>
          </table:table-cell>
          <table:table-cell table:formula="of:=(RAND()-0.5)*[.$H$26]" office:value-type="float" office:value="0.937438092682791" calcext:value-type="float">
            <text:p>0.9374380927</text:p>
          </table:table-cell>
          <table:table-cell table:formula="of:=(RAND()-0.5)*[.$H$26]" office:value-type="float" office:value="-0.497887032910125" calcext:value-type="float">
            <text:p>-0.497887032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0287986785428419" calcext:value-type="float">
            <text:p>0.0287986785</text:p>
          </table:table-cell>
          <table:table-cell table:formula="of:=(RAND()-0.5)*[.$H$17]" office:value-type="float" office:value="-0.764341976657319" calcext:value-type="float">
            <text:p>-0.7643419767</text:p>
          </table:table-cell>
          <table:table-cell table:formula="of:=(RAND()-0.5)*[.$H$17]" office:value-type="float" office:value="-0.811186452295772" calcext:value-type="float">
            <text:p>-0.8111864523</text:p>
          </table:table-cell>
          <table:table-cell table:formula="of:=(RAND()-0.5)*[.$H$17]" office:value-type="float" office:value="0.257161025213014" calcext:value-type="float">
            <text:p>0.2571610252</text:p>
          </table:table-cell>
          <table:table-cell table:formula="of:=(RAND()-0.5)*[.$H$17]" office:value-type="float" office:value="-0.746137671381047" calcext:value-type="float">
            <text:p>-0.7461376714</text:p>
          </table:table-cell>
          <table:table-cell table:formula="of:=(RAND()-0.5)*[.$H$17]" office:value-type="float" office:value="0.312341134338801" calcext:value-type="float">
            <text:p>0.3123411343</text:p>
          </table:table-cell>
          <table:table-cell table:formula="of:=(RAND()-0.5)*[.$H$17]" office:value-type="float" office:value="0.0342625151970917" calcext:value-type="float">
            <text:p>0.0342625152</text:p>
          </table:table-cell>
          <table:table-cell table:formula="of:=(RAND()-0.5)*[.$H$17]" office:value-type="float" office:value="0.0717932550950248" calcext:value-type="float">
            <text:p>0.0717932551</text:p>
          </table:table-cell>
          <table:table-cell table:formula="of:=(RAND()-0.5)*[.$H$17]" office:value-type="float" office:value="-0.617379474165989" calcext:value-type="float">
            <text:p>-0.6173794742</text:p>
          </table:table-cell>
          <table:table-cell table:formula="of:=(RAND()-0.5)*[.$H$17]" office:value-type="float" office:value="0.141685732472969" calcext:value-type="float">
            <text:p>0.1416857325</text:p>
          </table:table-cell>
          <table:table-cell table:number-columns-repeated="3"/>
          <table:table-cell table:formula="of:=(RAND()-0.5)*[.$H$26]" office:value-type="float" office:value="0.692893422348853" calcext:value-type="float">
            <text:p>0.6928934223</text:p>
          </table:table-cell>
          <table:table-cell table:formula="of:=(RAND()-0.5)*[.$H$26]" office:value-type="float" office:value="-0.583265808957297" calcext:value-type="float">
            <text:p>-0.583265809</text:p>
          </table:table-cell>
          <table:table-cell table:formula="of:=(RAND()-0.5)*[.$H$26]" office:value-type="float" office:value="-0.442524027943457" calcext:value-type="float">
            <text:p>-0.4425240279</text:p>
          </table:table-cell>
          <table:table-cell table:formula="of:=(RAND()-0.5)*[.$H$26]" office:value-type="float" office:value="0.838783826583771" calcext:value-type="float">
            <text:p>0.8387838266</text:p>
          </table:table-cell>
          <table:table-cell table:formula="of:=(RAND()-0.5)*[.$H$26]" office:value-type="float" office:value="-0.299118419854789" calcext:value-type="float">
            <text:p>-0.2991184199</text:p>
          </table:table-cell>
          <table:table-cell table:formula="of:=(RAND()-0.5)*[.$H$26]" office:value-type="float" office:value="-0.736892085897114" calcext:value-type="float">
            <text:p>-0.7368920859</text:p>
          </table:table-cell>
          <table:table-cell table:formula="of:=(RAND()-0.5)*[.$H$26]" office:value-type="float" office:value="0.843745831809885" calcext:value-type="float">
            <text:p>0.8437458318</text:p>
          </table:table-cell>
          <table:table-cell table:formula="of:=(RAND()-0.5)*[.$H$26]" office:value-type="float" office:value="-0.0082126666726976" calcext:value-type="float">
            <text:p>-0.0082126667</text:p>
          </table:table-cell>
          <table:table-cell table:formula="of:=(RAND()-0.5)*[.$H$26]" office:value-type="float" office:value="0.147621558516426" calcext:value-type="float">
            <text:p>0.1476215585</text:p>
          </table:table-cell>
          <table:table-cell table:formula="of:=(RAND()-0.5)*[.$H$26]" office:value-type="float" office:value="0.326996903954768" calcext:value-type="float">
            <text:p>0.326996904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466864599703056" calcext:value-type="float">
            <text:p>-0.4668645997</text:p>
          </table:table-cell>
          <table:table-cell table:formula="of:=(RAND()-0.5)*[.$H$17]" office:value-type="float" office:value="-0.262922282872101" calcext:value-type="float">
            <text:p>-0.2629222829</text:p>
          </table:table-cell>
          <table:table-cell table:formula="of:=(RAND()-0.5)*[.$H$17]" office:value-type="float" office:value="0.575256422745513" calcext:value-type="float">
            <text:p>0.5752564227</text:p>
          </table:table-cell>
          <table:table-cell table:formula="of:=(RAND()-0.5)*[.$H$17]" office:value-type="float" office:value="-0.577242848884996" calcext:value-type="float">
            <text:p>-0.5772428489</text:p>
          </table:table-cell>
          <table:table-cell table:formula="of:=(RAND()-0.5)*[.$H$17]" office:value-type="float" office:value="0.415672055511483" calcext:value-type="float">
            <text:p>0.4156720555</text:p>
          </table:table-cell>
          <table:table-cell table:formula="of:=(RAND()-0.5)*[.$H$17]" office:value-type="float" office:value="0.088710787826224" calcext:value-type="float">
            <text:p>0.0887107878</text:p>
          </table:table-cell>
          <table:table-cell table:formula="of:=(RAND()-0.5)*[.$H$17]" office:value-type="float" office:value="0.520127281349762" calcext:value-type="float">
            <text:p>0.5201272813</text:p>
          </table:table-cell>
          <table:table-cell table:formula="of:=(RAND()-0.5)*[.$H$17]" office:value-type="float" office:value="-0.400061472332852" calcext:value-type="float">
            <text:p>-0.4000614723</text:p>
          </table:table-cell>
          <table:table-cell table:formula="of:=(RAND()-0.5)*[.$H$17]" office:value-type="float" office:value="-0.735757429573664" calcext:value-type="float">
            <text:p>-0.7357574296</text:p>
          </table:table-cell>
          <table:table-cell table:formula="of:=(RAND()-0.5)*[.$H$17]" office:value-type="float" office:value="0.380915859121249" calcext:value-type="float">
            <text:p>0.3809158591</text:p>
          </table:table-cell>
          <table:table-cell table:number-columns-repeated="3"/>
          <table:table-cell table:formula="of:=(RAND()-0.5)*[.$H$26]" office:value-type="float" office:value="0.131416279530815" calcext:value-type="float">
            <text:p>0.1314162795</text:p>
          </table:table-cell>
          <table:table-cell table:formula="of:=(RAND()-0.5)*[.$H$26]" office:value-type="float" office:value="-0.0425744975927612" calcext:value-type="float">
            <text:p>-0.0425744976</text:p>
          </table:table-cell>
          <table:table-cell table:formula="of:=(RAND()-0.5)*[.$H$26]" office:value-type="float" office:value="-0.355349135055775" calcext:value-type="float">
            <text:p>-0.3553491351</text:p>
          </table:table-cell>
          <table:table-cell table:formula="of:=(RAND()-0.5)*[.$H$26]" office:value-type="float" office:value="0.9926387820408" calcext:value-type="float">
            <text:p>0.992638782</text:p>
          </table:table-cell>
          <table:table-cell table:formula="of:=(RAND()-0.5)*[.$H$26]" office:value-type="float" office:value="0.753977639990529" calcext:value-type="float">
            <text:p>0.75397764</text:p>
          </table:table-cell>
          <table:table-cell table:formula="of:=(RAND()-0.5)*[.$H$26]" office:value-type="float" office:value="-0.605870194817636" calcext:value-type="float">
            <text:p>-0.6058701948</text:p>
          </table:table-cell>
          <table:table-cell table:formula="of:=(RAND()-0.5)*[.$H$26]" office:value-type="float" office:value="0.330629114668576" calcext:value-type="float">
            <text:p>0.3306291147</text:p>
          </table:table-cell>
          <table:table-cell table:formula="of:=(RAND()-0.5)*[.$H$26]" office:value-type="float" office:value="0.781493670577355" calcext:value-type="float">
            <text:p>0.7814936706</text:p>
          </table:table-cell>
          <table:table-cell table:formula="of:=(RAND()-0.5)*[.$H$26]" office:value-type="float" office:value="0.678645181753896" calcext:value-type="float">
            <text:p>0.6786451818</text:p>
          </table:table-cell>
          <table:table-cell table:formula="of:=(RAND()-0.5)*[.$H$26]" office:value-type="float" office:value="-0.386045434629089" calcext:value-type="float">
            <text:p>-0.3860454346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0301216117008371" calcext:value-type="float">
            <text:p>0.0301216117</text:p>
          </table:table-cell>
          <table:table-cell table:formula="of:=(RAND()-0.5)*[.$H$17]" office:value-type="float" office:value="-0.819158702497403" calcext:value-type="float">
            <text:p>-0.8191587025</text:p>
          </table:table-cell>
          <table:table-cell table:formula="of:=(RAND()-0.5)*[.$H$17]" office:value-type="float" office:value="-0.250423336239135" calcext:value-type="float">
            <text:p>-0.2504233362</text:p>
          </table:table-cell>
          <table:table-cell table:formula="of:=(RAND()-0.5)*[.$H$17]" office:value-type="float" office:value="-0.616366098443891" calcext:value-type="float">
            <text:p>-0.6163660984</text:p>
          </table:table-cell>
          <table:table-cell table:formula="of:=(RAND()-0.5)*[.$H$17]" office:value-type="float" office:value="0.691764825022682" calcext:value-type="float">
            <text:p>0.691764825</text:p>
          </table:table-cell>
          <table:table-cell table:formula="of:=(RAND()-0.5)*[.$H$17]" office:value-type="float" office:value="-0.664517491471969" calcext:value-type="float">
            <text:p>-0.6645174915</text:p>
          </table:table-cell>
          <table:table-cell table:formula="of:=(RAND()-0.5)*[.$H$17]" office:value-type="float" office:value="-0.588559183867038" calcext:value-type="float">
            <text:p>-0.5885591839</text:p>
          </table:table-cell>
          <table:table-cell table:formula="of:=(RAND()-0.5)*[.$H$17]" office:value-type="float" office:value="-0.617762388114385" calcext:value-type="float">
            <text:p>-0.6177623881</text:p>
          </table:table-cell>
          <table:table-cell table:formula="of:=(RAND()-0.5)*[.$H$17]" office:value-type="float" office:value="-0.840395976536173" calcext:value-type="float">
            <text:p>-0.8403959765</text:p>
          </table:table-cell>
          <table:table-cell table:formula="of:=(RAND()-0.5)*[.$H$17]" office:value-type="float" office:value="-0.292274191358188" calcext:value-type="float">
            <text:p>-0.2922741914</text:p>
          </table:table-cell>
          <table:table-cell table:number-columns-repeated="3"/>
          <table:table-cell table:formula="of:=(RAND()-0.5)*[.$H$26]" office:value-type="float" office:value="0.9849621028559" calcext:value-type="float">
            <text:p>0.9849621029</text:p>
          </table:table-cell>
          <table:table-cell table:formula="of:=(RAND()-0.5)*[.$H$26]" office:value-type="float" office:value="0.701930296499032" calcext:value-type="float">
            <text:p>0.7019302965</text:p>
          </table:table-cell>
          <table:table-cell table:formula="of:=(RAND()-0.5)*[.$H$26]" office:value-type="float" office:value="0.824219688018603" calcext:value-type="float">
            <text:p>0.824219688</text:p>
          </table:table-cell>
          <table:table-cell table:formula="of:=(RAND()-0.5)*[.$H$26]" office:value-type="float" office:value="-0.488591393088235" calcext:value-type="float">
            <text:p>-0.4885913931</text:p>
          </table:table-cell>
          <table:table-cell table:formula="of:=(RAND()-0.5)*[.$H$26]" office:value-type="float" office:value="-0.606828120039158" calcext:value-type="float">
            <text:p>-0.60682812</text:p>
          </table:table-cell>
          <table:table-cell table:formula="of:=(RAND()-0.5)*[.$H$26]" office:value-type="float" office:value="-0.857424639827347" calcext:value-type="float">
            <text:p>-0.8574246398</text:p>
          </table:table-cell>
          <table:table-cell table:formula="of:=(RAND()-0.5)*[.$H$26]" office:value-type="float" office:value="-0.476533699341915" calcext:value-type="float">
            <text:p>-0.4765336993</text:p>
          </table:table-cell>
          <table:table-cell table:formula="of:=(RAND()-0.5)*[.$H$26]" office:value-type="float" office:value="-0.0349672388779935" calcext:value-type="float">
            <text:p>-0.0349672389</text:p>
          </table:table-cell>
          <table:table-cell table:formula="of:=(RAND()-0.5)*[.$H$26]" office:value-type="float" office:value="0.312556093871102" calcext:value-type="float">
            <text:p>0.3125560939</text:p>
          </table:table-cell>
          <table:table-cell table:formula="of:=(RAND()-0.5)*[.$H$26]" office:value-type="float" office:value="-0.552421342865509" calcext:value-type="float">
            <text:p>-0.552421342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682513702241065" calcext:value-type="float">
            <text:p>-0.6825137022</text:p>
          </table:table-cell>
          <table:table-cell table:formula="of:=(RAND()-0.5)*[.$H$17]" office:value-type="float" office:value="-0.577238565259055" calcext:value-type="float">
            <text:p>-0.5772385653</text:p>
          </table:table-cell>
          <table:table-cell table:formula="of:=(RAND()-0.5)*[.$H$17]" office:value-type="float" office:value="-0.223412698500236" calcext:value-type="float">
            <text:p>-0.2234126985</text:p>
          </table:table-cell>
          <table:table-cell table:formula="of:=(RAND()-0.5)*[.$H$17]" office:value-type="float" office:value="-0.212533027636711" calcext:value-type="float">
            <text:p>-0.2125330276</text:p>
          </table:table-cell>
          <table:table-cell table:formula="of:=(RAND()-0.5)*[.$H$17]" office:value-type="float" office:value="-0.264822649867149" calcext:value-type="float">
            <text:p>-0.2648226499</text:p>
          </table:table-cell>
          <table:table-cell table:formula="of:=(RAND()-0.5)*[.$H$17]" office:value-type="float" office:value="-0.664636477876693" calcext:value-type="float">
            <text:p>-0.6646364779</text:p>
          </table:table-cell>
          <table:table-cell table:formula="of:=(RAND()-0.5)*[.$H$17]" office:value-type="float" office:value="0.781487178372684" calcext:value-type="float">
            <text:p>0.7814871784</text:p>
          </table:table-cell>
          <table:table-cell table:formula="of:=(RAND()-0.5)*[.$H$17]" office:value-type="float" office:value="0.141840936567971" calcext:value-type="float">
            <text:p>0.1418409366</text:p>
          </table:table-cell>
          <table:table-cell table:formula="of:=(RAND()-0.5)*[.$H$17]" office:value-type="float" office:value="0.696442437251018" calcext:value-type="float">
            <text:p>0.6964424373</text:p>
          </table:table-cell>
          <table:table-cell table:formula="of:=(RAND()-0.5)*[.$H$17]" office:value-type="float" office:value="0.127945415513264" calcext:value-type="float">
            <text:p>0.1279454155</text:p>
          </table:table-cell>
          <table:table-cell table:number-columns-repeated="3"/>
          <table:table-cell table:formula="of:=(RAND()-0.5)*[.$H$26]" office:value-type="float" office:value="0.167093345052702" calcext:value-type="float">
            <text:p>0.1670933451</text:p>
          </table:table-cell>
          <table:table-cell table:formula="of:=(RAND()-0.5)*[.$H$26]" office:value-type="float" office:value="-0.611738388008251" calcext:value-type="float">
            <text:p>-0.611738388</text:p>
          </table:table-cell>
          <table:table-cell table:formula="of:=(RAND()-0.5)*[.$H$26]" office:value-type="float" office:value="-0.078291744430923" calcext:value-type="float">
            <text:p>-0.0782917444</text:p>
          </table:table-cell>
          <table:table-cell table:formula="of:=(RAND()-0.5)*[.$H$26]" office:value-type="float" office:value="-0.293147597412006" calcext:value-type="float">
            <text:p>-0.2931475974</text:p>
          </table:table-cell>
          <table:table-cell table:formula="of:=(RAND()-0.5)*[.$H$26]" office:value-type="float" office:value="0.712741919109498" calcext:value-type="float">
            <text:p>0.7127419191</text:p>
          </table:table-cell>
          <table:table-cell table:formula="of:=(RAND()-0.5)*[.$H$26]" office:value-type="float" office:value="-0.67178029169427" calcext:value-type="float">
            <text:p>-0.6717802917</text:p>
          </table:table-cell>
          <table:table-cell table:formula="of:=(RAND()-0.5)*[.$H$26]" office:value-type="float" office:value="-0.702823774108119" calcext:value-type="float">
            <text:p>-0.7028237741</text:p>
          </table:table-cell>
          <table:table-cell table:formula="of:=(RAND()-0.5)*[.$H$26]" office:value-type="float" office:value="0.183857151306168" calcext:value-type="float">
            <text:p>0.1838571513</text:p>
          </table:table-cell>
          <table:table-cell table:formula="of:=(RAND()-0.5)*[.$H$26]" office:value-type="float" office:value="0.300325430546377" calcext:value-type="float">
            <text:p>0.3003254305</text:p>
          </table:table-cell>
          <table:table-cell table:formula="of:=(RAND()-0.5)*[.$H$26]" office:value-type="float" office:value="0.372170359924976" calcext:value-type="float">
            <text:p>0.372170359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448152248427843" calcext:value-type="float">
            <text:p>0.4481522484</text:p>
          </table:table-cell>
          <table:table-cell table:formula="of:=(RAND()-0.5)*[.$H$17]" office:value-type="float" office:value="-0.458633896121741" calcext:value-type="float">
            <text:p>-0.4586338961</text:p>
          </table:table-cell>
          <table:table-cell table:formula="of:=(RAND()-0.5)*[.$H$17]" office:value-type="float" office:value="-0.717581010014712" calcext:value-type="float">
            <text:p>-0.71758101</text:p>
          </table:table-cell>
          <table:table-cell table:formula="of:=(RAND()-0.5)*[.$H$17]" office:value-type="float" office:value="-0.627285257638217" calcext:value-type="float">
            <text:p>-0.6272852576</text:p>
          </table:table-cell>
          <table:table-cell table:formula="of:=(RAND()-0.5)*[.$H$17]" office:value-type="float" office:value="-0.00999905728338531" calcext:value-type="float">
            <text:p>-0.0099990573</text:p>
          </table:table-cell>
          <table:table-cell table:formula="of:=(RAND()-0.5)*[.$H$17]" office:value-type="float" office:value="0.773135667911755" calcext:value-type="float">
            <text:p>0.7731356679</text:p>
          </table:table-cell>
          <table:table-cell table:formula="of:=(RAND()-0.5)*[.$H$17]" office:value-type="float" office:value="0.688113013739035" calcext:value-type="float">
            <text:p>0.6881130137</text:p>
          </table:table-cell>
          <table:table-cell table:formula="of:=(RAND()-0.5)*[.$H$17]" office:value-type="float" office:value="0.15059835179" calcext:value-type="float">
            <text:p>0.1505983518</text:p>
          </table:table-cell>
          <table:table-cell table:formula="of:=(RAND()-0.5)*[.$H$17]" office:value-type="float" office:value="0.0351540246031508" calcext:value-type="float">
            <text:p>0.0351540246</text:p>
          </table:table-cell>
          <table:table-cell table:formula="of:=(RAND()-0.5)*[.$H$17]" office:value-type="float" office:value="0.732027685819298" calcext:value-type="float">
            <text:p>0.7320276858</text:p>
          </table:table-cell>
          <table:table-cell table:number-columns-repeated="3"/>
          <table:table-cell table:formula="of:=(RAND()-0.5)*[.$H$26]" office:value-type="float" office:value="-0.687401500508634" calcext:value-type="float">
            <text:p>-0.6874015005</text:p>
          </table:table-cell>
          <table:table-cell table:formula="of:=(RAND()-0.5)*[.$H$26]" office:value-type="float" office:value="0.523044691527764" calcext:value-type="float">
            <text:p>0.5230446915</text:p>
          </table:table-cell>
          <table:table-cell table:formula="of:=(RAND()-0.5)*[.$H$26]" office:value-type="float" office:value="-0.547753849803861" calcext:value-type="float">
            <text:p>-0.5477538498</text:p>
          </table:table-cell>
          <table:table-cell table:formula="of:=(RAND()-0.5)*[.$H$26]" office:value-type="float" office:value="-0.205318654129621" calcext:value-type="float">
            <text:p>-0.2053186541</text:p>
          </table:table-cell>
          <table:table-cell table:formula="of:=(RAND()-0.5)*[.$H$26]" office:value-type="float" office:value="-0.141472262217419" calcext:value-type="float">
            <text:p>-0.1414722622</text:p>
          </table:table-cell>
          <table:table-cell table:formula="of:=(RAND()-0.5)*[.$H$26]" office:value-type="float" office:value="-0.921905953762698" calcext:value-type="float">
            <text:p>-0.9219059538</text:p>
          </table:table-cell>
          <table:table-cell table:formula="of:=(RAND()-0.5)*[.$H$26]" office:value-type="float" office:value="-0.620929669217437" calcext:value-type="float">
            <text:p>-0.6209296692</text:p>
          </table:table-cell>
          <table:table-cell table:formula="of:=(RAND()-0.5)*[.$H$26]" office:value-type="float" office:value="0.93516051885487" calcext:value-type="float">
            <text:p>0.9351605189</text:p>
          </table:table-cell>
          <table:table-cell table:formula="of:=(RAND()-0.5)*[.$H$26]" office:value-type="float" office:value="-0.0464296668492361" calcext:value-type="float">
            <text:p>-0.0464296668</text:p>
          </table:table-cell>
          <table:table-cell table:formula="of:=(RAND()-0.5)*[.$H$26]" office:value-type="float" office:value="0.681975731359573" calcext:value-type="float">
            <text:p>0.6819757314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349719681990093" calcext:value-type="float">
            <text:p>-0.349719682</text:p>
          </table:table-cell>
          <table:table-cell table:formula="of:=(RAND()-0.5)*[.$H$17]" office:value-type="float" office:value="0.383072960433286" calcext:value-type="float">
            <text:p>0.3830729604</text:p>
          </table:table-cell>
          <table:table-cell table:formula="of:=(RAND()-0.5)*[.$H$17]" office:value-type="float" office:value="-0.220662074591113" calcext:value-type="float">
            <text:p>-0.2206620746</text:p>
          </table:table-cell>
          <table:table-cell table:formula="of:=(RAND()-0.5)*[.$H$17]" office:value-type="float" office:value="-0.100395363818089" calcext:value-type="float">
            <text:p>-0.1003953638</text:p>
          </table:table-cell>
          <table:table-cell table:formula="of:=(RAND()-0.5)*[.$H$17]" office:value-type="float" office:value="-0.0627871798208912" calcext:value-type="float">
            <text:p>-0.0627871798</text:p>
          </table:table-cell>
          <table:table-cell table:formula="of:=(RAND()-0.5)*[.$H$17]" office:value-type="float" office:value="0.380705317518903" calcext:value-type="float">
            <text:p>0.3807053175</text:p>
          </table:table-cell>
          <table:table-cell table:formula="of:=(RAND()-0.5)*[.$H$17]" office:value-type="float" office:value="-0.294227583420926" calcext:value-type="float">
            <text:p>-0.2942275834</text:p>
          </table:table-cell>
          <table:table-cell table:formula="of:=(RAND()-0.5)*[.$H$17]" office:value-type="float" office:value="-0.586542849168911" calcext:value-type="float">
            <text:p>-0.5865428492</text:p>
          </table:table-cell>
          <table:table-cell table:formula="of:=(RAND()-0.5)*[.$H$17]" office:value-type="float" office:value="-0.530648426057128" calcext:value-type="float">
            <text:p>-0.5306484261</text:p>
          </table:table-cell>
          <table:table-cell table:formula="of:=(RAND()-0.5)*[.$H$17]" office:value-type="float" office:value="-0.636874852756452" calcext:value-type="float">
            <text:p>-0.6368748528</text:p>
          </table:table-cell>
          <table:table-cell table:number-columns-repeated="3"/>
          <table:table-cell table:formula="of:=(RAND()-0.5)*[.$H$26]" office:value-type="float" office:value="-0.787120091511128" calcext:value-type="float">
            <text:p>-0.7871200915</text:p>
          </table:table-cell>
          <table:table-cell table:formula="of:=(RAND()-0.5)*[.$H$26]" office:value-type="float" office:value="-0.182165393282772" calcext:value-type="float">
            <text:p>-0.1821653933</text:p>
          </table:table-cell>
          <table:table-cell table:formula="of:=(RAND()-0.5)*[.$H$26]" office:value-type="float" office:value="-0.420739365203125" calcext:value-type="float">
            <text:p>-0.4207393652</text:p>
          </table:table-cell>
          <table:table-cell table:formula="of:=(RAND()-0.5)*[.$H$26]" office:value-type="float" office:value="0.159882344180633" calcext:value-type="float">
            <text:p>0.1598823442</text:p>
          </table:table-cell>
          <table:table-cell table:formula="of:=(RAND()-0.5)*[.$H$26]" office:value-type="float" office:value="0.398273841884526" calcext:value-type="float">
            <text:p>0.3982738419</text:p>
          </table:table-cell>
          <table:table-cell table:formula="of:=(RAND()-0.5)*[.$H$26]" office:value-type="float" office:value="-0.515931750343913" calcext:value-type="float">
            <text:p>-0.5159317503</text:p>
          </table:table-cell>
          <table:table-cell table:formula="of:=(RAND()-0.5)*[.$H$26]" office:value-type="float" office:value="0.563793254470867" calcext:value-type="float">
            <text:p>0.5637932545</text:p>
          </table:table-cell>
          <table:table-cell table:formula="of:=(RAND()-0.5)*[.$H$26]" office:value-type="float" office:value="-0.137296384229314" calcext:value-type="float">
            <text:p>-0.1372963842</text:p>
          </table:table-cell>
          <table:table-cell table:formula="of:=(RAND()-0.5)*[.$H$26]" office:value-type="float" office:value="0.113824756972465" calcext:value-type="float">
            <text:p>0.113824757</text:p>
          </table:table-cell>
          <table:table-cell table:formula="of:=(RAND()-0.5)*[.$H$26]" office:value-type="float" office:value="-0.13802918939956" calcext:value-type="float">
            <text:p>-0.1380291894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367058220674914" calcext:value-type="float">
            <text:p>-0.3670582207</text:p>
          </table:table-cell>
          <table:table-cell table:formula="of:=(RAND()-0.5)*[.$H$17]" office:value-type="float" office:value="0.502385301489102" calcext:value-type="float">
            <text:p>0.5023853015</text:p>
          </table:table-cell>
          <table:table-cell table:formula="of:=(RAND()-0.5)*[.$H$17]" office:value-type="float" office:value="-0.85331963925286" calcext:value-type="float">
            <text:p>-0.8533196393</text:p>
          </table:table-cell>
          <table:table-cell table:formula="of:=(RAND()-0.5)*[.$H$17]" office:value-type="float" office:value="-0.61143200326311" calcext:value-type="float">
            <text:p>-0.6114320033</text:p>
          </table:table-cell>
          <table:table-cell table:formula="of:=(RAND()-0.5)*[.$H$17]" office:value-type="float" office:value="0.552356625908911" calcext:value-type="float">
            <text:p>0.5523566259</text:p>
          </table:table-cell>
          <table:table-cell table:formula="of:=(RAND()-0.5)*[.$H$17]" office:value-type="float" office:value="0.0324956700544452" calcext:value-type="float">
            <text:p>0.0324956701</text:p>
          </table:table-cell>
          <table:table-cell table:formula="of:=(RAND()-0.5)*[.$H$17]" office:value-type="float" office:value="0.248406131503323" calcext:value-type="float">
            <text:p>0.2484061315</text:p>
          </table:table-cell>
          <table:table-cell table:formula="of:=(RAND()-0.5)*[.$H$17]" office:value-type="float" office:value="0.247955189567843" calcext:value-type="float">
            <text:p>0.2479551896</text:p>
          </table:table-cell>
          <table:table-cell table:formula="of:=(RAND()-0.5)*[.$H$17]" office:value-type="float" office:value="-0.216238694774822" calcext:value-type="float">
            <text:p>-0.2162386948</text:p>
          </table:table-cell>
          <table:table-cell table:formula="of:=(RAND()-0.5)*[.$H$17]" office:value-type="float" office:value="0.595714102544591" calcext:value-type="float">
            <text:p>0.5957141025</text:p>
          </table:table-cell>
          <table:table-cell table:number-columns-repeated="3"/>
          <table:table-cell table:formula="of:=(RAND()-0.5)*[.$H$26]" office:value-type="float" office:value="-0.803995081375384" calcext:value-type="float">
            <text:p>-0.8039950814</text:p>
          </table:table-cell>
          <table:table-cell table:formula="of:=(RAND()-0.5)*[.$H$26]" office:value-type="float" office:value="0.650259006421896" calcext:value-type="float">
            <text:p>0.6502590064</text:p>
          </table:table-cell>
          <table:table-cell table:formula="of:=(RAND()-0.5)*[.$H$26]" office:value-type="float" office:value="0.45106356341515" calcext:value-type="float">
            <text:p>0.4510635634</text:p>
          </table:table-cell>
          <table:table-cell table:formula="of:=(RAND()-0.5)*[.$H$26]" office:value-type="float" office:value="-0.898341387028938" calcext:value-type="float">
            <text:p>-0.898341387</text:p>
          </table:table-cell>
          <table:table-cell table:formula="of:=(RAND()-0.5)*[.$H$26]" office:value-type="float" office:value="0.896593026019553" calcext:value-type="float">
            <text:p>0.896593026</text:p>
          </table:table-cell>
          <table:table-cell table:formula="of:=(RAND()-0.5)*[.$H$26]" office:value-type="float" office:value="0.639285132844856" calcext:value-type="float">
            <text:p>0.6392851328</text:p>
          </table:table-cell>
          <table:table-cell table:formula="of:=(RAND()-0.5)*[.$H$26]" office:value-type="float" office:value="0.990098542838833" calcext:value-type="float">
            <text:p>0.9900985428</text:p>
          </table:table-cell>
          <table:table-cell table:formula="of:=(RAND()-0.5)*[.$H$26]" office:value-type="float" office:value="-0.39385638566106" calcext:value-type="float">
            <text:p>-0.3938563857</text:p>
          </table:table-cell>
          <table:table-cell table:formula="of:=(RAND()-0.5)*[.$H$26]" office:value-type="float" office:value="0.323272644546276" calcext:value-type="float">
            <text:p>0.3232726445</text:p>
          </table:table-cell>
          <table:table-cell table:formula="of:=(RAND()-0.5)*[.$H$26]" office:value-type="float" office:value="0.328459749723726" calcext:value-type="float">
            <text:p>0.3284597497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0274505513943297" calcext:value-type="float">
            <text:p>-0.0274505514</text:p>
          </table:table-cell>
          <table:table-cell table:formula="of:=(RAND()-0.5)*[.$H$17]" office:value-type="float" office:value="-0.0743026653571101" calcext:value-type="float">
            <text:p>-0.0743026654</text:p>
          </table:table-cell>
          <table:table-cell table:formula="of:=(RAND()-0.5)*[.$H$17]" office:value-type="float" office:value="0.243805125926424" calcext:value-type="float">
            <text:p>0.2438051259</text:p>
          </table:table-cell>
          <table:table-cell table:formula="of:=(RAND()-0.5)*[.$H$17]" office:value-type="float" office:value="-0.552471144809892" calcext:value-type="float">
            <text:p>-0.5524711448</text:p>
          </table:table-cell>
          <table:table-cell table:formula="of:=(RAND()-0.5)*[.$H$17]" office:value-type="float" office:value="0.127617444604849" calcext:value-type="float">
            <text:p>0.1276174446</text:p>
          </table:table-cell>
          <table:table-cell table:formula="of:=(RAND()-0.5)*[.$H$17]" office:value-type="float" office:value="-0.455428421483215" calcext:value-type="float">
            <text:p>-0.4554284215</text:p>
          </table:table-cell>
          <table:table-cell table:formula="of:=(RAND()-0.5)*[.$H$17]" office:value-type="float" office:value="-0.18500465440673" calcext:value-type="float">
            <text:p>-0.1850046544</text:p>
          </table:table-cell>
          <table:table-cell table:formula="of:=(RAND()-0.5)*[.$H$17]" office:value-type="float" office:value="0.486880648788042" calcext:value-type="float">
            <text:p>0.4868806488</text:p>
          </table:table-cell>
          <table:table-cell table:formula="of:=(RAND()-0.5)*[.$H$17]" office:value-type="float" office:value="-0.844935866430042" calcext:value-type="float">
            <text:p>-0.8449358664</text:p>
          </table:table-cell>
          <table:table-cell table:formula="of:=(RAND()-0.5)*[.$H$17]" office:value-type="float" office:value="0.508634339355878" calcext:value-type="float">
            <text:p>0.5086343394</text:p>
          </table:table-cell>
          <table:table-cell table:number-columns-repeated="3"/>
          <table:table-cell table:formula="of:=(RAND()-0.5)*[.$H$26]" office:value-type="float" office:value="-0.347453045167208" calcext:value-type="float">
            <text:p>-0.3474530452</text:p>
          </table:table-cell>
          <table:table-cell table:formula="of:=(RAND()-0.5)*[.$H$26]" office:value-type="float" office:value="-0.897542966849969" calcext:value-type="float">
            <text:p>-0.8975429668</text:p>
          </table:table-cell>
          <table:table-cell table:formula="of:=(RAND()-0.5)*[.$H$26]" office:value-type="float" office:value="0.51286575313979" calcext:value-type="float">
            <text:p>0.5128657531</text:p>
          </table:table-cell>
          <table:table-cell table:formula="of:=(RAND()-0.5)*[.$H$26]" office:value-type="float" office:value="-0.684940242600143" calcext:value-type="float">
            <text:p>-0.6849402426</text:p>
          </table:table-cell>
          <table:table-cell table:formula="of:=(RAND()-0.5)*[.$H$26]" office:value-type="float" office:value="-0.187099943075274" calcext:value-type="float">
            <text:p>-0.1870999431</text:p>
          </table:table-cell>
          <table:table-cell table:formula="of:=(RAND()-0.5)*[.$H$26]" office:value-type="float" office:value="0.284419980733591" calcext:value-type="float">
            <text:p>0.2844199807</text:p>
          </table:table-cell>
          <table:table-cell table:formula="of:=(RAND()-0.5)*[.$H$26]" office:value-type="float" office:value="0.54769794133177" calcext:value-type="float">
            <text:p>0.5476979413</text:p>
          </table:table-cell>
          <table:table-cell table:formula="of:=(RAND()-0.5)*[.$H$26]" office:value-type="float" office:value="0.365376266784396" calcext:value-type="float">
            <text:p>0.3653762668</text:p>
          </table:table-cell>
          <table:table-cell table:formula="of:=(RAND()-0.5)*[.$H$26]" office:value-type="float" office:value="0.764285399839721" calcext:value-type="float">
            <text:p>0.7642853998</text:p>
          </table:table-cell>
          <table:table-cell table:formula="of:=(RAND()-0.5)*[.$H$26]" office:value-type="float" office:value="-0.411793334480842" calcext:value-type="float">
            <text:p>-0.4117933345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112092536457514" calcext:value-type="float">
            <text:p>-0.1120925365</text:p>
          </table:table-cell>
          <table:table-cell table:formula="of:=(RAND()-0.5)*[.$H$17]" office:value-type="float" office:value="0.225809826078726" calcext:value-type="float">
            <text:p>0.2258098261</text:p>
          </table:table-cell>
          <table:table-cell table:formula="of:=(RAND()-0.5)*[.$H$17]" office:value-type="float" office:value="0.41339963721864" calcext:value-type="float">
            <text:p>0.4133996372</text:p>
          </table:table-cell>
          <table:table-cell table:formula="of:=(RAND()-0.5)*[.$H$17]" office:value-type="float" office:value="0.119319981521428" calcext:value-type="float">
            <text:p>0.1193199815</text:p>
          </table:table-cell>
          <table:table-cell table:formula="of:=(RAND()-0.5)*[.$H$17]" office:value-type="float" office:value="0.591172585632057" calcext:value-type="float">
            <text:p>0.5911725856</text:p>
          </table:table-cell>
          <table:table-cell table:formula="of:=(RAND()-0.5)*[.$H$17]" office:value-type="float" office:value="-0.790082849769783" calcext:value-type="float">
            <text:p>-0.7900828498</text:p>
          </table:table-cell>
          <table:table-cell table:formula="of:=(RAND()-0.5)*[.$H$17]" office:value-type="float" office:value="-0.126244516572382" calcext:value-type="float">
            <text:p>-0.1262445166</text:p>
          </table:table-cell>
          <table:table-cell table:formula="of:=(RAND()-0.5)*[.$H$17]" office:value-type="float" office:value="0.126980538192109" calcext:value-type="float">
            <text:p>0.1269805382</text:p>
          </table:table-cell>
          <table:table-cell table:formula="of:=(RAND()-0.5)*[.$H$17]" office:value-type="float" office:value="-0.605575259775606" calcext:value-type="float">
            <text:p>-0.6055752598</text:p>
          </table:table-cell>
          <table:table-cell table:formula="of:=(RAND()-0.5)*[.$H$17]" office:value-type="float" office:value="0.0787927828331873" calcext:value-type="float">
            <text:p>0.0787927828</text:p>
          </table:table-cell>
          <table:table-cell table:number-columns-repeated="3"/>
          <table:table-cell table:formula="of:=(RAND()-0.5)*[.$H$26]" office:value-type="float" office:value="-0.805766798217405" calcext:value-type="float">
            <text:p>-0.8057667982</text:p>
          </table:table-cell>
          <table:table-cell table:formula="of:=(RAND()-0.5)*[.$H$26]" office:value-type="float" office:value="0.924938831674181" calcext:value-type="float">
            <text:p>0.9249388317</text:p>
          </table:table-cell>
          <table:table-cell table:formula="of:=(RAND()-0.5)*[.$H$26]" office:value-type="float" office:value="0.0815068300399344" calcext:value-type="float">
            <text:p>0.08150683</text:p>
          </table:table-cell>
          <table:table-cell table:formula="of:=(RAND()-0.5)*[.$H$26]" office:value-type="float" office:value="0.926295642938729" calcext:value-type="float">
            <text:p>0.9262956429</text:p>
          </table:table-cell>
          <table:table-cell table:formula="of:=(RAND()-0.5)*[.$H$26]" office:value-type="float" office:value="-0.105408265047031" calcext:value-type="float">
            <text:p>-0.105408265</text:p>
          </table:table-cell>
          <table:table-cell table:formula="of:=(RAND()-0.5)*[.$H$26]" office:value-type="float" office:value="0.433034571769184" calcext:value-type="float">
            <text:p>0.4330345718</text:p>
          </table:table-cell>
          <table:table-cell table:formula="of:=(RAND()-0.5)*[.$H$26]" office:value-type="float" office:value="-0.668351332891538" calcext:value-type="float">
            <text:p>-0.6683513329</text:p>
          </table:table-cell>
          <table:table-cell table:formula="of:=(RAND()-0.5)*[.$H$26]" office:value-type="float" office:value="0.254401035854123" calcext:value-type="float">
            <text:p>0.2544010359</text:p>
          </table:table-cell>
          <table:table-cell table:formula="of:=(RAND()-0.5)*[.$H$26]" office:value-type="float" office:value="0.718429994238722" calcext:value-type="float">
            <text:p>0.7184299942</text:p>
          </table:table-cell>
          <table:table-cell table:formula="of:=(RAND()-0.5)*[.$H$26]" office:value-type="float" office:value="0.641182276530737" calcext:value-type="float">
            <text:p>0.6411822765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598929130572517" calcext:value-type="float">
            <text:p>-0.5989291306</text:p>
          </table:table-cell>
          <table:table-cell table:formula="of:=(RAND()-0.5)*[.$H$17]" office:value-type="float" office:value="-0.600757171554431" calcext:value-type="float">
            <text:p>-0.6007571716</text:p>
          </table:table-cell>
          <table:table-cell table:formula="of:=(RAND()-0.5)*[.$H$17]" office:value-type="float" office:value="0.786468596523861" calcext:value-type="float">
            <text:p>0.7864685965</text:p>
          </table:table-cell>
          <table:table-cell table:formula="of:=(RAND()-0.5)*[.$H$17]" office:value-type="float" office:value="0.767709401757078" calcext:value-type="float">
            <text:p>0.7677094018</text:p>
          </table:table-cell>
          <table:table-cell table:formula="of:=(RAND()-0.5)*[.$H$17]" office:value-type="float" office:value="0.531737705294586" calcext:value-type="float">
            <text:p>0.5317377053</text:p>
          </table:table-cell>
          <table:table-cell table:formula="of:=(RAND()-0.5)*[.$H$17]" office:value-type="float" office:value="0.217925491720733" calcext:value-type="float">
            <text:p>0.2179254917</text:p>
          </table:table-cell>
          <table:table-cell table:formula="of:=(RAND()-0.5)*[.$H$17]" office:value-type="float" office:value="-0.529808871745084" calcext:value-type="float">
            <text:p>-0.5298088717</text:p>
          </table:table-cell>
          <table:table-cell table:formula="of:=(RAND()-0.5)*[.$H$17]" office:value-type="float" office:value="-0.391357791105805" calcext:value-type="float">
            <text:p>-0.3913577911</text:p>
          </table:table-cell>
          <table:table-cell table:formula="of:=(RAND()-0.5)*[.$H$17]" office:value-type="float" office:value="0.481893964549593" calcext:value-type="float">
            <text:p>0.4818939645</text:p>
          </table:table-cell>
          <table:table-cell table:formula="of:=(RAND()-0.5)*[.$H$17]" office:value-type="float" office:value="-0.262798546721098" calcext:value-type="float">
            <text:p>-0.2627985467</text:p>
          </table:table-cell>
          <table:table-cell table:number-columns-repeated="3"/>
          <table:table-cell table:formula="of:=(RAND()-0.5)*[.$H$26]" office:value-type="float" office:value="-0.340237809237336" calcext:value-type="float">
            <text:p>-0.3402378092</text:p>
          </table:table-cell>
          <table:table-cell table:formula="of:=(RAND()-0.5)*[.$H$26]" office:value-type="float" office:value="-0.429819701442351" calcext:value-type="float">
            <text:p>-0.4298197014</text:p>
          </table:table-cell>
          <table:table-cell table:formula="of:=(RAND()-0.5)*[.$H$26]" office:value-type="float" office:value="0.48901858993079" calcext:value-type="float">
            <text:p>0.4890185899</text:p>
          </table:table-cell>
          <table:table-cell table:formula="of:=(RAND()-0.5)*[.$H$26]" office:value-type="float" office:value="-0.367559962678853" calcext:value-type="float">
            <text:p>-0.3675599627</text:p>
          </table:table-cell>
          <table:table-cell table:formula="of:=(RAND()-0.5)*[.$H$26]" office:value-type="float" office:value="-0.709951810046328" calcext:value-type="float">
            <text:p>-0.70995181</text:p>
          </table:table-cell>
          <table:table-cell table:formula="of:=(RAND()-0.5)*[.$H$26]" office:value-type="float" office:value="-0.380690649963157" calcext:value-type="float">
            <text:p>-0.38069065</text:p>
          </table:table-cell>
          <table:table-cell table:formula="of:=(RAND()-0.5)*[.$H$26]" office:value-type="float" office:value="-0.503773866851259" calcext:value-type="float">
            <text:p>-0.5037738669</text:p>
          </table:table-cell>
          <table:table-cell table:formula="of:=(RAND()-0.5)*[.$H$26]" office:value-type="float" office:value="-0.374450773619151" calcext:value-type="float">
            <text:p>-0.3744507736</text:p>
          </table:table-cell>
          <table:table-cell table:formula="of:=(RAND()-0.5)*[.$H$26]" office:value-type="float" office:value="0.104114217783492" calcext:value-type="float">
            <text:p>0.1041142178</text:p>
          </table:table-cell>
          <table:table-cell table:formula="of:=(RAND()-0.5)*[.$H$26]" office:value-type="float" office:value="0.94846514686694" calcext:value-type="float">
            <text:p>0.948465146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827909162548167" calcext:value-type="float">
            <text:p>0.8279091625</text:p>
          </table:table-cell>
          <table:table-cell table:formula="of:=(RAND()-0.5)*[.$H$17]" office:value-type="float" office:value="0.00188964832121224" calcext:value-type="float">
            <text:p>0.0018896483</text:p>
          </table:table-cell>
          <table:table-cell table:formula="of:=(RAND()-0.5)*[.$H$17]" office:value-type="float" office:value="-0.208093685110772" calcext:value-type="float">
            <text:p>-0.2080936851</text:p>
          </table:table-cell>
          <table:table-cell table:formula="of:=(RAND()-0.5)*[.$H$17]" office:value-type="float" office:value="-0.487949902699959" calcext:value-type="float">
            <text:p>-0.4879499027</text:p>
          </table:table-cell>
          <table:table-cell table:formula="of:=(RAND()-0.5)*[.$H$17]" office:value-type="float" office:value="-0.365567177491368" calcext:value-type="float">
            <text:p>-0.3655671775</text:p>
          </table:table-cell>
          <table:table-cell table:formula="of:=(RAND()-0.5)*[.$H$17]" office:value-type="float" office:value="0.316749624704859" calcext:value-type="float">
            <text:p>0.3167496247</text:p>
          </table:table-cell>
          <table:table-cell table:formula="of:=(RAND()-0.5)*[.$H$17]" office:value-type="float" office:value="0.428279303994812" calcext:value-type="float">
            <text:p>0.428279304</text:p>
          </table:table-cell>
          <table:table-cell table:formula="of:=(RAND()-0.5)*[.$H$17]" office:value-type="float" office:value="-0.829993358550996" calcext:value-type="float">
            <text:p>-0.8299933586</text:p>
          </table:table-cell>
          <table:table-cell table:formula="of:=(RAND()-0.5)*[.$H$17]" office:value-type="float" office:value="0.262302091311462" calcext:value-type="float">
            <text:p>0.2623020913</text:p>
          </table:table-cell>
          <table:table-cell table:formula="of:=(RAND()-0.5)*[.$H$17]" office:value-type="float" office:value="0.706659551996283" calcext:value-type="float">
            <text:p>0.706659552</text:p>
          </table:table-cell>
          <table:table-cell table:number-columns-repeated="3"/>
          <table:table-cell table:formula="of:=(RAND()-0.5)*[.$H$26]" office:value-type="float" office:value="0.0683079399727289" calcext:value-type="float">
            <text:p>0.06830794</text:p>
          </table:table-cell>
          <table:table-cell table:formula="of:=(RAND()-0.5)*[.$H$26]" office:value-type="float" office:value="0.457710253828154" calcext:value-type="float">
            <text:p>0.4577102538</text:p>
          </table:table-cell>
          <table:table-cell table:formula="of:=(RAND()-0.5)*[.$H$26]" office:value-type="float" office:value="0.982276185112602" calcext:value-type="float">
            <text:p>0.9822761851</text:p>
          </table:table-cell>
          <table:table-cell table:formula="of:=(RAND()-0.5)*[.$H$26]" office:value-type="float" office:value="0.985350336718818" calcext:value-type="float">
            <text:p>0.9853503367</text:p>
          </table:table-cell>
          <table:table-cell table:formula="of:=(RAND()-0.5)*[.$H$26]" office:value-type="float" office:value="0.710792600070117" calcext:value-type="float">
            <text:p>0.7107926001</text:p>
          </table:table-cell>
          <table:table-cell table:formula="of:=(RAND()-0.5)*[.$H$26]" office:value-type="float" office:value="-0.296850248251617" calcext:value-type="float">
            <text:p>-0.2968502483</text:p>
          </table:table-cell>
          <table:table-cell table:formula="of:=(RAND()-0.5)*[.$H$26]" office:value-type="float" office:value="-0.462654351185459" calcext:value-type="float">
            <text:p>-0.4626543512</text:p>
          </table:table-cell>
          <table:table-cell table:formula="of:=(RAND()-0.5)*[.$H$26]" office:value-type="float" office:value="0.992452157436042" calcext:value-type="float">
            <text:p>0.9924521574</text:p>
          </table:table-cell>
          <table:table-cell table:formula="of:=(RAND()-0.5)*[.$H$26]" office:value-type="float" office:value="-0.0621054498632839" calcext:value-type="float">
            <text:p>-0.0621054499</text:p>
          </table:table-cell>
          <table:table-cell table:formula="of:=(RAND()-0.5)*[.$H$26]" office:value-type="float" office:value="0.483892670875474" calcext:value-type="float">
            <text:p>0.483892670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394993200283983" calcext:value-type="float">
            <text:p>-0.3949932003</text:p>
          </table:table-cell>
          <table:table-cell table:formula="of:=(RAND()-0.5)*[.$H$17]" office:value-type="float" office:value="0.182153250272903" calcext:value-type="float">
            <text:p>0.1821532503</text:p>
          </table:table-cell>
          <table:table-cell table:formula="of:=(RAND()-0.5)*[.$H$17]" office:value-type="float" office:value="-0.299858022222202" calcext:value-type="float">
            <text:p>-0.2998580222</text:p>
          </table:table-cell>
          <table:table-cell table:formula="of:=(RAND()-0.5)*[.$H$17]" office:value-type="float" office:value="0.743695468409355" calcext:value-type="float">
            <text:p>0.7436954684</text:p>
          </table:table-cell>
          <table:table-cell table:formula="of:=(RAND()-0.5)*[.$H$17]" office:value-type="float" office:value="-0.45162767462245" calcext:value-type="float">
            <text:p>-0.4516276746</text:p>
          </table:table-cell>
          <table:table-cell table:formula="of:=(RAND()-0.5)*[.$H$17]" office:value-type="float" office:value="-0.517101345907927" calcext:value-type="float">
            <text:p>-0.5171013459</text:p>
          </table:table-cell>
          <table:table-cell table:formula="of:=(RAND()-0.5)*[.$H$17]" office:value-type="float" office:value="0.39061614730007" calcext:value-type="float">
            <text:p>0.3906161473</text:p>
          </table:table-cell>
          <table:table-cell table:formula="of:=(RAND()-0.5)*[.$H$17]" office:value-type="float" office:value="-0.842995886674476" calcext:value-type="float">
            <text:p>-0.8429958867</text:p>
          </table:table-cell>
          <table:table-cell table:formula="of:=(RAND()-0.5)*[.$H$17]" office:value-type="float" office:value="-0.165600323372693" calcext:value-type="float">
            <text:p>-0.1656003234</text:p>
          </table:table-cell>
          <table:table-cell table:formula="of:=(RAND()-0.5)*[.$H$17]" office:value-type="float" office:value="0.412556761633835" calcext:value-type="float">
            <text:p>0.4125567616</text:p>
          </table:table-cell>
          <table:table-cell table:number-columns-repeated="3"/>
          <table:table-cell table:formula="of:=(RAND()-0.5)*[.$H$26]" office:value-type="float" office:value="0.43022828276872" calcext:value-type="float">
            <text:p>0.4302282828</text:p>
          </table:table-cell>
          <table:table-cell table:formula="of:=(RAND()-0.5)*[.$H$26]" office:value-type="float" office:value="0.869873468750218" calcext:value-type="float">
            <text:p>0.8698734688</text:p>
          </table:table-cell>
          <table:table-cell table:formula="of:=(RAND()-0.5)*[.$H$26]" office:value-type="float" office:value="-0.241772038952141" calcext:value-type="float">
            <text:p>-0.241772039</text:p>
          </table:table-cell>
          <table:table-cell table:formula="of:=(RAND()-0.5)*[.$H$26]" office:value-type="float" office:value="-0.243454121475668" calcext:value-type="float">
            <text:p>-0.2434541215</text:p>
          </table:table-cell>
          <table:table-cell table:formula="of:=(RAND()-0.5)*[.$H$26]" office:value-type="float" office:value="-0.3848211157073" calcext:value-type="float">
            <text:p>-0.3848211157</text:p>
          </table:table-cell>
          <table:table-cell table:formula="of:=(RAND()-0.5)*[.$H$26]" office:value-type="float" office:value="0.654753394259287" calcext:value-type="float">
            <text:p>0.6547533943</text:p>
          </table:table-cell>
          <table:table-cell table:formula="of:=(RAND()-0.5)*[.$H$26]" office:value-type="float" office:value="-0.00540596954972095" calcext:value-type="float">
            <text:p>-0.0054059695</text:p>
          </table:table-cell>
          <table:table-cell table:formula="of:=(RAND()-0.5)*[.$H$26]" office:value-type="float" office:value="-0.0972212041888044" calcext:value-type="float">
            <text:p>-0.0972212042</text:p>
          </table:table-cell>
          <table:table-cell table:formula="of:=(RAND()-0.5)*[.$H$26]" office:value-type="float" office:value="-0.922367909465167" calcext:value-type="float">
            <text:p>-0.9223679095</text:p>
          </table:table-cell>
          <table:table-cell table:formula="of:=(RAND()-0.5)*[.$H$26]" office:value-type="float" office:value="0.996083819157025" calcext:value-type="float">
            <text:p>0.9960838192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00631048581231265" calcext:value-type="float">
            <text:p>-0.0063104858</text:p>
          </table:table-cell>
          <table:table-cell table:formula="of:=(RAND()-0.5)*[.$H$17]" office:value-type="float" office:value="-0.863604424176276" calcext:value-type="float">
            <text:p>-0.8636044242</text:p>
          </table:table-cell>
          <table:table-cell table:formula="of:=(RAND()-0.5)*[.$H$17]" office:value-type="float" office:value="-0.097444411898678" calcext:value-type="float">
            <text:p>-0.0974444119</text:p>
          </table:table-cell>
          <table:table-cell table:formula="of:=(RAND()-0.5)*[.$H$17]" office:value-type="float" office:value="0.58340490719127" calcext:value-type="float">
            <text:p>0.5834049072</text:p>
          </table:table-cell>
          <table:table-cell table:formula="of:=(RAND()-0.5)*[.$H$17]" office:value-type="float" office:value="0.825006030392045" calcext:value-type="float">
            <text:p>0.8250060304</text:p>
          </table:table-cell>
          <table:table-cell table:formula="of:=(RAND()-0.5)*[.$H$17]" office:value-type="float" office:value="0.536493961709578" calcext:value-type="float">
            <text:p>0.5364939617</text:p>
          </table:table-cell>
          <table:table-cell table:formula="of:=(RAND()-0.5)*[.$H$17]" office:value-type="float" office:value="0.397495429754136" calcext:value-type="float">
            <text:p>0.3974954298</text:p>
          </table:table-cell>
          <table:table-cell table:formula="of:=(RAND()-0.5)*[.$H$17]" office:value-type="float" office:value="0.0981041157433724" calcext:value-type="float">
            <text:p>0.0981041157</text:p>
          </table:table-cell>
          <table:table-cell table:formula="of:=(RAND()-0.5)*[.$H$17]" office:value-type="float" office:value="0.785879968845849" calcext:value-type="float">
            <text:p>0.7858799688</text:p>
          </table:table-cell>
          <table:table-cell table:formula="of:=(RAND()-0.5)*[.$H$17]" office:value-type="float" office:value="0.0569020308854209" calcext:value-type="float">
            <text:p>0.0569020309</text:p>
          </table:table-cell>
          <table:table-cell table:number-columns-repeated="3"/>
          <table:table-cell table:formula="of:=(RAND()-0.5)*[.$H$26]" office:value-type="float" office:value="-0.610834780400742" calcext:value-type="float">
            <text:p>-0.6108347804</text:p>
          </table:table-cell>
          <table:table-cell table:formula="of:=(RAND()-0.5)*[.$H$26]" office:value-type="float" office:value="0.162892736879474" calcext:value-type="float">
            <text:p>0.1628927369</text:p>
          </table:table-cell>
          <table:table-cell table:formula="of:=(RAND()-0.5)*[.$H$26]" office:value-type="float" office:value="0.499293704400107" calcext:value-type="float">
            <text:p>0.4992937044</text:p>
          </table:table-cell>
          <table:table-cell table:formula="of:=(RAND()-0.5)*[.$H$26]" office:value-type="float" office:value="-0.366272263010478" calcext:value-type="float">
            <text:p>-0.366272263</text:p>
          </table:table-cell>
          <table:table-cell table:formula="of:=(RAND()-0.5)*[.$H$26]" office:value-type="float" office:value="-0.460756052910818" calcext:value-type="float">
            <text:p>-0.4607560529</text:p>
          </table:table-cell>
          <table:table-cell table:formula="of:=(RAND()-0.5)*[.$H$26]" office:value-type="float" office:value="0.696014648712311" calcext:value-type="float">
            <text:p>0.6960146487</text:p>
          </table:table-cell>
          <table:table-cell table:formula="of:=(RAND()-0.5)*[.$H$26]" office:value-type="float" office:value="0.373579902766373" calcext:value-type="float">
            <text:p>0.3735799028</text:p>
          </table:table-cell>
          <table:table-cell table:formula="of:=(RAND()-0.5)*[.$H$26]" office:value-type="float" office:value="-0.702564172100984" calcext:value-type="float">
            <text:p>-0.7025641721</text:p>
          </table:table-cell>
          <table:table-cell table:formula="of:=(RAND()-0.5)*[.$H$26]" office:value-type="float" office:value="0.647856363976237" calcext:value-type="float">
            <text:p>0.647856364</text:p>
          </table:table-cell>
          <table:table-cell table:formula="of:=(RAND()-0.5)*[.$H$26]" office:value-type="float" office:value="-0.202060383189944" calcext:value-type="float">
            <text:p>-0.2020603832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390531846688299" calcext:value-type="float">
            <text:p>-0.3905318467</text:p>
          </table:table-cell>
          <table:table-cell table:formula="of:=(RAND()-0.5)*[.$H$17]" office:value-type="float" office:value="0.308146802748693" calcext:value-type="float">
            <text:p>0.3081468027</text:p>
          </table:table-cell>
          <table:table-cell table:formula="of:=(RAND()-0.5)*[.$H$17]" office:value-type="float" office:value="0.0998484578829136" calcext:value-type="float">
            <text:p>0.0998484579</text:p>
          </table:table-cell>
          <table:table-cell table:formula="of:=(RAND()-0.5)*[.$H$17]" office:value-type="float" office:value="-0.532019277831339" calcext:value-type="float">
            <text:p>-0.5320192778</text:p>
          </table:table-cell>
          <table:table-cell table:formula="of:=(RAND()-0.5)*[.$H$17]" office:value-type="float" office:value="0.188054359769827" calcext:value-type="float">
            <text:p>0.1880543598</text:p>
          </table:table-cell>
          <table:table-cell table:formula="of:=(RAND()-0.5)*[.$H$17]" office:value-type="float" office:value="-0.34218505911017" calcext:value-type="float">
            <text:p>-0.3421850591</text:p>
          </table:table-cell>
          <table:table-cell table:formula="of:=(RAND()-0.5)*[.$H$17]" office:value-type="float" office:value="0.406930725101838" calcext:value-type="float">
            <text:p>0.4069307251</text:p>
          </table:table-cell>
          <table:table-cell table:formula="of:=(RAND()-0.5)*[.$H$17]" office:value-type="float" office:value="-0.7306066349775" calcext:value-type="float">
            <text:p>-0.730606635</text:p>
          </table:table-cell>
          <table:table-cell table:formula="of:=(RAND()-0.5)*[.$H$17]" office:value-type="float" office:value="-0.22991746167875" calcext:value-type="float">
            <text:p>-0.2299174617</text:p>
          </table:table-cell>
          <table:table-cell table:formula="of:=(RAND()-0.5)*[.$H$17]" office:value-type="float" office:value="0.0755082459783527" calcext:value-type="float">
            <text:p>0.075508246</text:p>
          </table:table-cell>
          <table:table-cell table:number-columns-repeated="3"/>
          <table:table-cell table:formula="of:=(RAND()-0.5)*[.$H$26]" office:value-type="float" office:value="0.098862931474321" calcext:value-type="float">
            <text:p>0.0988629315</text:p>
          </table:table-cell>
          <table:table-cell table:formula="of:=(RAND()-0.5)*[.$H$26]" office:value-type="float" office:value="0.24761541249643" calcext:value-type="float">
            <text:p>0.2476154125</text:p>
          </table:table-cell>
          <table:table-cell table:formula="of:=(RAND()-0.5)*[.$H$26]" office:value-type="float" office:value="0.000820653349209888" calcext:value-type="float">
            <text:p>0.0008206533</text:p>
          </table:table-cell>
          <table:table-cell table:formula="of:=(RAND()-0.5)*[.$H$26]" office:value-type="float" office:value="-0.085817346910423" calcext:value-type="float">
            <text:p>-0.0858173469</text:p>
          </table:table-cell>
          <table:table-cell table:formula="of:=(RAND()-0.5)*[.$H$26]" office:value-type="float" office:value="0.423985364541853" calcext:value-type="float">
            <text:p>0.4239853645</text:p>
          </table:table-cell>
          <table:table-cell table:formula="of:=(RAND()-0.5)*[.$H$26]" office:value-type="float" office:value="-0.901301013736619" calcext:value-type="float">
            <text:p>-0.9013010137</text:p>
          </table:table-cell>
          <table:table-cell table:formula="of:=(RAND()-0.5)*[.$H$26]" office:value-type="float" office:value="-0.654711291628432" calcext:value-type="float">
            <text:p>-0.6547112916</text:p>
          </table:table-cell>
          <table:table-cell table:formula="of:=(RAND()-0.5)*[.$H$26]" office:value-type="float" office:value="0.802671762822273" calcext:value-type="float">
            <text:p>0.8026717628</text:p>
          </table:table-cell>
          <table:table-cell table:formula="of:=(RAND()-0.5)*[.$H$26]" office:value-type="float" office:value="0.0804304864111793" calcext:value-type="float">
            <text:p>0.0804304864</text:p>
          </table:table-cell>
          <table:table-cell table:formula="of:=(RAND()-0.5)*[.$H$26]" office:value-type="float" office:value="0.725747719607293" calcext:value-type="float">
            <text:p>0.7257477196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762711774974311" calcext:value-type="float">
            <text:p>-0.762711775</text:p>
          </table:table-cell>
          <table:table-cell table:formula="of:=(RAND()-0.5)*[.$H$17]" office:value-type="float" office:value="-0.698594360461991" calcext:value-type="float">
            <text:p>-0.6985943605</text:p>
          </table:table-cell>
          <table:table-cell table:formula="of:=(RAND()-0.5)*[.$H$17]" office:value-type="float" office:value="0.43490589711257" calcext:value-type="float">
            <text:p>0.4349058971</text:p>
          </table:table-cell>
          <table:table-cell table:formula="of:=(RAND()-0.5)*[.$H$17]" office:value-type="float" office:value="0.0767086045008012" calcext:value-type="float">
            <text:p>0.0767086045</text:p>
          </table:table-cell>
          <table:table-cell table:formula="of:=(RAND()-0.5)*[.$H$17]" office:value-type="float" office:value="-0.711572700204237" calcext:value-type="float">
            <text:p>-0.7115727002</text:p>
          </table:table-cell>
          <table:table-cell table:formula="of:=(RAND()-0.5)*[.$H$17]" office:value-type="float" office:value="0.10589942336739" calcext:value-type="float">
            <text:p>0.1058994234</text:p>
          </table:table-cell>
          <table:table-cell table:formula="of:=(RAND()-0.5)*[.$H$17]" office:value-type="float" office:value="-0.711826704327192" calcext:value-type="float">
            <text:p>-0.7118267043</text:p>
          </table:table-cell>
          <table:table-cell table:formula="of:=(RAND()-0.5)*[.$H$17]" office:value-type="float" office:value="-0.337570880518719" calcext:value-type="float">
            <text:p>-0.3375708805</text:p>
          </table:table-cell>
          <table:table-cell table:formula="of:=(RAND()-0.5)*[.$H$17]" office:value-type="float" office:value="-0.214754721282877" calcext:value-type="float">
            <text:p>-0.2147547213</text:p>
          </table:table-cell>
          <table:table-cell table:formula="of:=(RAND()-0.5)*[.$H$17]" office:value-type="float" office:value="-0.565230742069874" calcext:value-type="float">
            <text:p>-0.5652307421</text:p>
          </table:table-cell>
          <table:table-cell table:number-columns-repeated="3"/>
          <table:table-cell table:formula="of:=(RAND()-0.5)*[.$H$26]" office:value-type="float" office:value="0.594734767106959" calcext:value-type="float">
            <text:p>0.5947347671</text:p>
          </table:table-cell>
          <table:table-cell table:formula="of:=(RAND()-0.5)*[.$H$26]" office:value-type="float" office:value="0.404748232581345" calcext:value-type="float">
            <text:p>0.4047482326</text:p>
          </table:table-cell>
          <table:table-cell table:formula="of:=(RAND()-0.5)*[.$H$26]" office:value-type="float" office:value="0.331399083724226" calcext:value-type="float">
            <text:p>0.3313990837</text:p>
          </table:table-cell>
          <table:table-cell table:formula="of:=(RAND()-0.5)*[.$H$26]" office:value-type="float" office:value="-0.677690526096233" calcext:value-type="float">
            <text:p>-0.6776905261</text:p>
          </table:table-cell>
          <table:table-cell table:formula="of:=(RAND()-0.5)*[.$H$26]" office:value-type="float" office:value="0.60128722643312" calcext:value-type="float">
            <text:p>0.6012872264</text:p>
          </table:table-cell>
          <table:table-cell table:formula="of:=(RAND()-0.5)*[.$H$26]" office:value-type="float" office:value="-0.878189543078727" calcext:value-type="float">
            <text:p>-0.8781895431</text:p>
          </table:table-cell>
          <table:table-cell table:formula="of:=(RAND()-0.5)*[.$H$26]" office:value-type="float" office:value="-0.278015062101093" calcext:value-type="float">
            <text:p>-0.2780150621</text:p>
          </table:table-cell>
          <table:table-cell table:formula="of:=(RAND()-0.5)*[.$H$26]" office:value-type="float" office:value="-0.206750948662946" calcext:value-type="float">
            <text:p>-0.2067509487</text:p>
          </table:table-cell>
          <table:table-cell table:formula="of:=(RAND()-0.5)*[.$H$26]" office:value-type="float" office:value="-0.336238767566971" calcext:value-type="float">
            <text:p>-0.3362387676</text:p>
          </table:table-cell>
          <table:table-cell table:formula="of:=(RAND()-0.5)*[.$H$26]" office:value-type="float" office:value="0.419127022741834" calcext:value-type="float">
            <text:p>0.4191270227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55850361965991" calcext:value-type="float">
            <text:p>0.5585036197</text:p>
          </table:table-cell>
          <table:table-cell table:formula="of:=(RAND()-0.5)*[.$H$17]" office:value-type="float" office:value="-0.783524529938469" calcext:value-type="float">
            <text:p>-0.7835245299</text:p>
          </table:table-cell>
          <table:table-cell table:formula="of:=(RAND()-0.5)*[.$H$17]" office:value-type="float" office:value="0.344099334910777" calcext:value-type="float">
            <text:p>0.3440993349</text:p>
          </table:table-cell>
          <table:table-cell table:formula="of:=(RAND()-0.5)*[.$H$17]" office:value-type="float" office:value="-0.338817581934163" calcext:value-type="float">
            <text:p>-0.3388175819</text:p>
          </table:table-cell>
          <table:table-cell table:formula="of:=(RAND()-0.5)*[.$H$17]" office:value-type="float" office:value="0.539198796412538" calcext:value-type="float">
            <text:p>0.5391987964</text:p>
          </table:table-cell>
          <table:table-cell table:formula="of:=(RAND()-0.5)*[.$H$17]" office:value-type="float" office:value="-0.781079470805535" calcext:value-type="float">
            <text:p>-0.7810794708</text:p>
          </table:table-cell>
          <table:table-cell table:formula="of:=(RAND()-0.5)*[.$H$17]" office:value-type="float" office:value="0.593095276834072" calcext:value-type="float">
            <text:p>0.5930952768</text:p>
          </table:table-cell>
          <table:table-cell table:formula="of:=(RAND()-0.5)*[.$H$17]" office:value-type="float" office:value="0.0338204657333858" calcext:value-type="float">
            <text:p>0.0338204657</text:p>
          </table:table-cell>
          <table:table-cell table:formula="of:=(RAND()-0.5)*[.$H$17]" office:value-type="float" office:value="0.518989297489187" calcext:value-type="float">
            <text:p>0.5189892975</text:p>
          </table:table-cell>
          <table:table-cell table:formula="of:=(RAND()-0.5)*[.$H$17]" office:value-type="float" office:value="-0.225942761932586" calcext:value-type="float">
            <text:p>-0.2259427619</text:p>
          </table:table-cell>
          <table:table-cell table:number-columns-repeated="3"/>
          <table:table-cell table:formula="of:=(RAND()-0.5)*[.$H$26]" office:value-type="float" office:value="-0.250518807191479" calcext:value-type="float">
            <text:p>-0.2505188072</text:p>
          </table:table-cell>
          <table:table-cell table:formula="of:=(RAND()-0.5)*[.$H$26]" office:value-type="float" office:value="-0.931296410465188" calcext:value-type="float">
            <text:p>-0.9312964105</text:p>
          </table:table-cell>
          <table:table-cell table:formula="of:=(RAND()-0.5)*[.$H$26]" office:value-type="float" office:value="0.439273500346775" calcext:value-type="float">
            <text:p>0.4392735003</text:p>
          </table:table-cell>
          <table:table-cell table:formula="of:=(RAND()-0.5)*[.$H$26]" office:value-type="float" office:value="-0.0771587235637714" calcext:value-type="float">
            <text:p>-0.0771587236</text:p>
          </table:table-cell>
          <table:table-cell table:formula="of:=(RAND()-0.5)*[.$H$26]" office:value-type="float" office:value="-0.854746793990615" calcext:value-type="float">
            <text:p>-0.854746794</text:p>
          </table:table-cell>
          <table:table-cell table:formula="of:=(RAND()-0.5)*[.$H$26]" office:value-type="float" office:value="-0.192208472202757" calcext:value-type="float">
            <text:p>-0.1922084722</text:p>
          </table:table-cell>
          <table:table-cell table:formula="of:=(RAND()-0.5)*[.$H$26]" office:value-type="float" office:value="-0.170714335151717" calcext:value-type="float">
            <text:p>-0.1707143352</text:p>
          </table:table-cell>
          <table:table-cell table:formula="of:=(RAND()-0.5)*[.$H$26]" office:value-type="float" office:value="-0.697316426224972" calcext:value-type="float">
            <text:p>-0.6973164262</text:p>
          </table:table-cell>
          <table:table-cell table:formula="of:=(RAND()-0.5)*[.$H$26]" office:value-type="float" office:value="0.653745302645454" calcext:value-type="float">
            <text:p>0.6537453026</text:p>
          </table:table-cell>
          <table:table-cell table:formula="of:=(RAND()-0.5)*[.$H$26]" office:value-type="float" office:value="-0.518769786633117" calcext:value-type="float">
            <text:p>-0.5187697866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129265747191873" calcext:value-type="float">
            <text:p>-0.1292657472</text:p>
          </table:table-cell>
          <table:table-cell table:formula="of:=(RAND()-0.5)*[.$H$17]" office:value-type="float" office:value="-0.665719904309262" calcext:value-type="float">
            <text:p>-0.6657199043</text:p>
          </table:table-cell>
          <table:table-cell table:formula="of:=(RAND()-0.5)*[.$H$17]" office:value-type="float" office:value="-0.193073056148456" calcext:value-type="float">
            <text:p>-0.1930730561</text:p>
          </table:table-cell>
          <table:table-cell table:formula="of:=(RAND()-0.5)*[.$H$17]" office:value-type="float" office:value="0.513965668381146" calcext:value-type="float">
            <text:p>0.5139656684</text:p>
          </table:table-cell>
          <table:table-cell table:formula="of:=(RAND()-0.5)*[.$H$17]" office:value-type="float" office:value="-0.401348896240213" calcext:value-type="float">
            <text:p>-0.4013488962</text:p>
          </table:table-cell>
          <table:table-cell table:formula="of:=(RAND()-0.5)*[.$H$17]" office:value-type="float" office:value="0.462744319586003" calcext:value-type="float">
            <text:p>0.4627443196</text:p>
          </table:table-cell>
          <table:table-cell table:formula="of:=(RAND()-0.5)*[.$H$17]" office:value-type="float" office:value="-0.224739987898945" calcext:value-type="float">
            <text:p>-0.2247399879</text:p>
          </table:table-cell>
          <table:table-cell table:formula="of:=(RAND()-0.5)*[.$H$17]" office:value-type="float" office:value="0.012617682270492" calcext:value-type="float">
            <text:p>0.0126176823</text:p>
          </table:table-cell>
          <table:table-cell table:formula="of:=(RAND()-0.5)*[.$H$17]" office:value-type="float" office:value="-0.832335862167734" calcext:value-type="float">
            <text:p>-0.8323358622</text:p>
          </table:table-cell>
          <table:table-cell table:formula="of:=(RAND()-0.5)*[.$H$17]" office:value-type="float" office:value="0.0265828738393893" calcext:value-type="float">
            <text:p>0.0265828738</text:p>
          </table:table-cell>
          <table:table-cell table:number-columns-repeated="3"/>
          <table:table-cell table:formula="of:=(RAND()-0.5)*[.$H$26]" office:value-type="float" office:value="-0.279493551632584" calcext:value-type="float">
            <text:p>-0.2794935516</text:p>
          </table:table-cell>
          <table:table-cell table:formula="of:=(RAND()-0.5)*[.$H$26]" office:value-type="float" office:value="-0.233364284020235" calcext:value-type="float">
            <text:p>-0.233364284</text:p>
          </table:table-cell>
          <table:table-cell table:formula="of:=(RAND()-0.5)*[.$H$26]" office:value-type="float" office:value="0.191517513997794" calcext:value-type="float">
            <text:p>0.191517514</text:p>
          </table:table-cell>
          <table:table-cell table:formula="of:=(RAND()-0.5)*[.$H$26]" office:value-type="float" office:value="0.713921375557941" calcext:value-type="float">
            <text:p>0.7139213756</text:p>
          </table:table-cell>
          <table:table-cell table:formula="of:=(RAND()-0.5)*[.$H$26]" office:value-type="float" office:value="-0.314421194755377" calcext:value-type="float">
            <text:p>-0.3144211948</text:p>
          </table:table-cell>
          <table:table-cell table:formula="of:=(RAND()-0.5)*[.$H$26]" office:value-type="float" office:value="-0.0114613322856766" calcext:value-type="float">
            <text:p>-0.0114613323</text:p>
          </table:table-cell>
          <table:table-cell table:formula="of:=(RAND()-0.5)*[.$H$26]" office:value-type="float" office:value="0.388668756644314" calcext:value-type="float">
            <text:p>0.3886687566</text:p>
          </table:table-cell>
          <table:table-cell table:formula="of:=(RAND()-0.5)*[.$H$26]" office:value-type="float" office:value="-0.730425800178455" calcext:value-type="float">
            <text:p>-0.7304258002</text:p>
          </table:table-cell>
          <table:table-cell table:formula="of:=(RAND()-0.5)*[.$H$26]" office:value-type="float" office:value="0.213332575829916" calcext:value-type="float">
            <text:p>0.2133325758</text:p>
          </table:table-cell>
          <table:table-cell table:formula="of:=(RAND()-0.5)*[.$H$26]" office:value-type="float" office:value="0.549831470924079" calcext:value-type="float">
            <text:p>0.5498314709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-0.38150328498766" calcext:value-type="float">
            <text:p>-0.381503285</text:p>
          </table:table-cell>
          <table:table-cell table:formula="of:=(RAND()-0.5)*[.$H$17]" office:value-type="float" office:value="0.144595807357078" calcext:value-type="float">
            <text:p>0.1445958074</text:p>
          </table:table-cell>
          <table:table-cell table:formula="of:=(RAND()-0.5)*[.$H$17]" office:value-type="float" office:value="0.806781458482456" calcext:value-type="float">
            <text:p>0.8067814585</text:p>
          </table:table-cell>
          <table:table-cell table:formula="of:=(RAND()-0.5)*[.$H$17]" office:value-type="float" office:value="-0.60637402438936" calcext:value-type="float">
            <text:p>-0.6063740244</text:p>
          </table:table-cell>
          <table:table-cell table:formula="of:=(RAND()-0.5)*[.$H$17]" office:value-type="float" office:value="0.22139921488189" calcext:value-type="float">
            <text:p>0.2213992149</text:p>
          </table:table-cell>
          <table:table-cell table:formula="of:=(RAND()-0.5)*[.$H$17]" office:value-type="float" office:value="-0.847335311828807" calcext:value-type="float">
            <text:p>-0.8473353118</text:p>
          </table:table-cell>
          <table:table-cell table:formula="of:=(RAND()-0.5)*[.$H$17]" office:value-type="float" office:value="-0.81865834193535" calcext:value-type="float">
            <text:p>-0.8186583419</text:p>
          </table:table-cell>
          <table:table-cell table:formula="of:=(RAND()-0.5)*[.$H$17]" office:value-type="float" office:value="0.290228501625652" calcext:value-type="float">
            <text:p>0.2902285016</text:p>
          </table:table-cell>
          <table:table-cell table:formula="of:=(RAND()-0.5)*[.$H$17]" office:value-type="float" office:value="-0.298211416193166" calcext:value-type="float">
            <text:p>-0.2982114162</text:p>
          </table:table-cell>
          <table:table-cell table:formula="of:=(RAND()-0.5)*[.$H$17]" office:value-type="float" office:value="-0.425262687452893" calcext:value-type="float">
            <text:p>-0.4252626875</text:p>
          </table:table-cell>
          <table:table-cell table:number-columns-repeated="3"/>
          <table:table-cell table:formula="of:=(RAND()-0.5)*[.$H$26]" office:value-type="float" office:value="0.908453572952791" calcext:value-type="float">
            <text:p>0.908453573</text:p>
          </table:table-cell>
          <table:table-cell table:formula="of:=(RAND()-0.5)*[.$H$26]" office:value-type="float" office:value="0.536291267739943" calcext:value-type="float">
            <text:p>0.5362912677</text:p>
          </table:table-cell>
          <table:table-cell table:formula="of:=(RAND()-0.5)*[.$H$26]" office:value-type="float" office:value="0.0447554467072253" calcext:value-type="float">
            <text:p>0.0447554467</text:p>
          </table:table-cell>
          <table:table-cell table:formula="of:=(RAND()-0.5)*[.$H$26]" office:value-type="float" office:value="-0.586252178867529" calcext:value-type="float">
            <text:p>-0.5862521789</text:p>
          </table:table-cell>
          <table:table-cell table:formula="of:=(RAND()-0.5)*[.$H$26]" office:value-type="float" office:value="-0.0708041214311372" calcext:value-type="float">
            <text:p>-0.0708041214</text:p>
          </table:table-cell>
          <table:table-cell table:formula="of:=(RAND()-0.5)*[.$H$26]" office:value-type="float" office:value="0.689403745543826" calcext:value-type="float">
            <text:p>0.6894037455</text:p>
          </table:table-cell>
          <table:table-cell table:formula="of:=(RAND()-0.5)*[.$H$26]" office:value-type="float" office:value="0.0229282373952284" calcext:value-type="float">
            <text:p>0.0229282374</text:p>
          </table:table-cell>
          <table:table-cell table:formula="of:=(RAND()-0.5)*[.$H$26]" office:value-type="float" office:value="0.782697799565698" calcext:value-type="float">
            <text:p>0.7826977996</text:p>
          </table:table-cell>
          <table:table-cell table:formula="of:=(RAND()-0.5)*[.$H$26]" office:value-type="float" office:value="-0.731724410988754" calcext:value-type="float">
            <text:p>-0.731724411</text:p>
          </table:table-cell>
          <table:table-cell table:formula="of:=(RAND()-0.5)*[.$H$26]" office:value-type="float" office:value="0.25961212971364" calcext:value-type="float">
            <text:p>0.2596121297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269512784489583" calcext:value-type="float">
            <text:p>0.2695127845</text:p>
          </table:table-cell>
          <table:table-cell table:formula="of:=(RAND()-0.5)*[.$H$17]" office:value-type="float" office:value="-0.787927554216131" calcext:value-type="float">
            <text:p>-0.7879275542</text:p>
          </table:table-cell>
          <table:table-cell table:formula="of:=(RAND()-0.5)*[.$H$17]" office:value-type="float" office:value="0.786749526625489" calcext:value-type="float">
            <text:p>0.7867495266</text:p>
          </table:table-cell>
          <table:table-cell table:formula="of:=(RAND()-0.5)*[.$H$17]" office:value-type="float" office:value="-0.236457792662392" calcext:value-type="float">
            <text:p>-0.2364577927</text:p>
          </table:table-cell>
          <table:table-cell table:formula="of:=(RAND()-0.5)*[.$H$17]" office:value-type="float" office:value="0.380804286432429" calcext:value-type="float">
            <text:p>0.3808042864</text:p>
          </table:table-cell>
          <table:table-cell table:formula="of:=(RAND()-0.5)*[.$H$17]" office:value-type="float" office:value="0.213344091758063" calcext:value-type="float">
            <text:p>0.2133440918</text:p>
          </table:table-cell>
          <table:table-cell table:formula="of:=(RAND()-0.5)*[.$H$17]" office:value-type="float" office:value="0.423676397980285" calcext:value-type="float">
            <text:p>0.423676398</text:p>
          </table:table-cell>
          <table:table-cell table:formula="of:=(RAND()-0.5)*[.$H$17]" office:value-type="float" office:value="0.512354420857237" calcext:value-type="float">
            <text:p>0.5123544209</text:p>
          </table:table-cell>
          <table:table-cell table:formula="of:=(RAND()-0.5)*[.$H$17]" office:value-type="float" office:value="-0.321816316859727" calcext:value-type="float">
            <text:p>-0.3218163169</text:p>
          </table:table-cell>
          <table:table-cell table:formula="of:=(RAND()-0.5)*[.$H$17]" office:value-type="float" office:value="0.648245999601494" calcext:value-type="float">
            <text:p>0.6482459996</text:p>
          </table:table-cell>
          <table:table-cell table:number-columns-repeated="3"/>
          <table:table-cell table:formula="of:=(RAND()-0.5)*[.$H$26]" office:value-type="float" office:value="-0.197388041000257" calcext:value-type="float">
            <text:p>-0.197388041</text:p>
          </table:table-cell>
          <table:table-cell table:formula="of:=(RAND()-0.5)*[.$H$26]" office:value-type="float" office:value="0.0943691150375041" calcext:value-type="float">
            <text:p>0.094369115</text:p>
          </table:table-cell>
          <table:table-cell table:formula="of:=(RAND()-0.5)*[.$H$26]" office:value-type="float" office:value="0.607270602463289" calcext:value-type="float">
            <text:p>0.6072706025</text:p>
          </table:table-cell>
          <table:table-cell table:formula="of:=(RAND()-0.5)*[.$H$26]" office:value-type="float" office:value="0.704747450769739" calcext:value-type="float">
            <text:p>0.7047474508</text:p>
          </table:table-cell>
          <table:table-cell table:formula="of:=(RAND()-0.5)*[.$H$26]" office:value-type="float" office:value="0.0456850315835584" calcext:value-type="float">
            <text:p>0.0456850316</text:p>
          </table:table-cell>
          <table:table-cell table:formula="of:=(RAND()-0.5)*[.$H$26]" office:value-type="float" office:value="0.677738458545744" calcext:value-type="float">
            <text:p>0.6777384585</text:p>
          </table:table-cell>
          <table:table-cell table:formula="of:=(RAND()-0.5)*[.$H$26]" office:value-type="float" office:value="0.108808075947286" calcext:value-type="float">
            <text:p>0.1088080759</text:p>
          </table:table-cell>
          <table:table-cell table:formula="of:=(RAND()-0.5)*[.$H$26]" office:value-type="float" office:value="-0.309407894077881" calcext:value-type="float">
            <text:p>-0.3094078941</text:p>
          </table:table-cell>
          <table:table-cell table:formula="of:=(RAND()-0.5)*[.$H$26]" office:value-type="float" office:value="-0.961865661316706" calcext:value-type="float">
            <text:p>-0.9618656613</text:p>
          </table:table-cell>
          <table:table-cell table:formula="of:=(RAND()-0.5)*[.$H$26]" office:value-type="float" office:value="-0.926592248296002" calcext:value-type="float">
            <text:p>-0.9265922483</text:p>
          </table:table-cell>
        </table:table-row>
        <table:table-row table:style-name="ro1">
          <table:table-cell table:number-columns-repeated="10"/>
          <table:table-cell table:formula="of:=(RAND()-0.5)*[.$H$17]" office:value-type="float" office:value="0.619945909729969" calcext:value-type="float">
            <text:p>0.6199459097</text:p>
          </table:table-cell>
          <table:table-cell table:formula="of:=(RAND()-0.5)*[.$H$17]" office:value-type="float" office:value="-0.40099640549234" calcext:value-type="float">
            <text:p>-0.4009964055</text:p>
          </table:table-cell>
          <table:table-cell table:formula="of:=(RAND()-0.5)*[.$H$17]" office:value-type="float" office:value="-0.342418122196326" calcext:value-type="float">
            <text:p>-0.3424181222</text:p>
          </table:table-cell>
          <table:table-cell table:formula="of:=(RAND()-0.5)*[.$H$17]" office:value-type="float" office:value="0.389846539102387" calcext:value-type="float">
            <text:p>0.3898465391</text:p>
          </table:table-cell>
          <table:table-cell table:formula="of:=(RAND()-0.5)*[.$H$17]" office:value-type="float" office:value="0.436494284995203" calcext:value-type="float">
            <text:p>0.436494285</text:p>
          </table:table-cell>
          <table:table-cell table:formula="of:=(RAND()-0.5)*[.$H$17]" office:value-type="float" office:value="-0.240432396873689" calcext:value-type="float">
            <text:p>-0.2404323969</text:p>
          </table:table-cell>
          <table:table-cell table:formula="of:=(RAND()-0.5)*[.$H$17]" office:value-type="float" office:value="0.603122990068594" calcext:value-type="float">
            <text:p>0.6031229901</text:p>
          </table:table-cell>
          <table:table-cell table:formula="of:=(RAND()-0.5)*[.$H$17]" office:value-type="float" office:value="-0.598312708370739" calcext:value-type="float">
            <text:p>-0.5983127084</text:p>
          </table:table-cell>
          <table:table-cell table:formula="of:=(RAND()-0.5)*[.$H$17]" office:value-type="float" office:value="0.40275275778855" calcext:value-type="float">
            <text:p>0.4027527578</text:p>
          </table:table-cell>
          <table:table-cell table:formula="of:=(RAND()-0.5)*[.$H$17]" office:value-type="float" office:value="0.113618742441524" calcext:value-type="float">
            <text:p>0.1136187424</text:p>
          </table:table-cell>
          <table:table-cell table:number-columns-repeated="3"/>
          <table:table-cell table:formula="of:=(RAND()-0.5)*[.$H$26]" office:value-type="float" office:value="-0.962701338983727" calcext:value-type="float">
            <text:p>-0.962701339</text:p>
          </table:table-cell>
          <table:table-cell table:formula="of:=(RAND()-0.5)*[.$H$26]" office:value-type="float" office:value="-0.954457728820519" calcext:value-type="float">
            <text:p>-0.9544577288</text:p>
          </table:table-cell>
          <table:table-cell table:formula="of:=(RAND()-0.5)*[.$H$26]" office:value-type="float" office:value="0.153267053902814" calcext:value-type="float">
            <text:p>0.1532670539</text:p>
          </table:table-cell>
          <table:table-cell table:formula="of:=(RAND()-0.5)*[.$H$26]" office:value-type="float" office:value="-0.126208332358248" calcext:value-type="float">
            <text:p>-0.1262083324</text:p>
          </table:table-cell>
          <table:table-cell table:formula="of:=(RAND()-0.5)*[.$H$26]" office:value-type="float" office:value="0.299391733550701" calcext:value-type="float">
            <text:p>0.2993917336</text:p>
          </table:table-cell>
          <table:table-cell table:formula="of:=(RAND()-0.5)*[.$H$26]" office:value-type="float" office:value="-0.370103445657898" calcext:value-type="float">
            <text:p>-0.3701034457</text:p>
          </table:table-cell>
          <table:table-cell table:formula="of:=(RAND()-0.5)*[.$H$26]" office:value-type="float" office:value="-0.728202483849061" calcext:value-type="float">
            <text:p>-0.7282024838</text:p>
          </table:table-cell>
          <table:table-cell table:formula="of:=(RAND()-0.5)*[.$H$26]" office:value-type="float" office:value="0.0322745838905143" calcext:value-type="float">
            <text:p>0.0322745839</text:p>
          </table:table-cell>
          <table:table-cell table:formula="of:=(RAND()-0.5)*[.$H$26]" office:value-type="float" office:value="0.803466665724089" calcext:value-type="float">
            <text:p>0.8034666657</text:p>
          </table:table-cell>
          <table:table-cell table:formula="of:=(RAND()-0.5)*[.$H$26]" office:value-type="float" office:value="-0.143634956650139" calcext:value-type="float">
            <text:p>-0.1436349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5:05:42.364818057</meta:creation-date>
    <dc:date>2017-12-31T15:49:13.692521528</dc:date>
    <meta:editing-duration>PT11M47S</meta:editing-duration>
    <meta:editing-cycles>3</meta:editing-cycles>
    <meta:generator>LibreOffice/5.1.6.2$Linux_X86_64 LibreOffice_project/10m0$Build-2</meta:generator>
    <meta:document-statistic meta:table-count="1" meta:cell-count="852" meta:object-count="0"/>
  </office:meta>
</office:document-meta>
</file>